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OV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Novembr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74740.47" table:style-name="ce14">
            <text:p>74.740<text:s/></text:p>
          </table:table-cell>
          <table:table-cell office:value-type="float" office:value="1611521.51" table:style-name="ce14">
            <text:p>1.611.522<text:s/></text:p>
          </table:table-cell>
          <table:table-cell office:value-type="float" office:value="60340373.560000002" table:style-name="ce14">
            <text:p>60.340.374<text:s/></text:p>
          </table:table-cell>
          <table:table-cell office:value-type="float" office:value="5169.1400000000003" table:style-name="ce14">
            <text:p>5.169<text:s/></text:p>
          </table:table-cell>
          <table:table-cell office:value-type="float" office:value="67013379.600000001" table:style-name="ce14">
            <text:p>67.013.380<text:s/></text:p>
          </table:table-cell>
          <table:table-cell office:value-type="float" office:value="43299653.049999997" table:style-name="ce14">
            <text:p>43.299.653<text:s/></text:p>
          </table:table-cell>
          <table:table-cell office:value-type="float" office:value="3600025.83" table:style-name="ce14">
            <text:p>3.600.026<text:s/></text:p>
          </table:table-cell>
          <table:table-cell office:value-type="float" office:value="192539667.77000001" table:style-name="ce14">
            <text:p>192.539.668<text:s/></text:p>
          </table:table-cell>
          <table:table-cell office:value-type="float" office:value="27193906.68" table:style-name="ce14">
            <text:p>27.193.907<text:s/></text:p>
          </table:table-cell>
          <table:table-cell office:value-type="float" office:value="27325333.379999999" table:style-name="ce14">
            <text:p>27.325.333<text:s/></text:p>
          </table:table-cell>
          <table:table-cell office:value-type="float" office:value="79483266.689999998" table:style-name="ce14">
            <text:p>79.483.267<text:s/></text:p>
          </table:table-cell>
          <table:table-cell office:value-type="float" office:value="184324.85" table:style-name="ce14">
            <text:p>184.325<text:s/></text:p>
          </table:table-cell>
          <table:table-cell office:value-type="float" office:value="2368891.5099999998" table:style-name="ce14">
            <text:p>2.368.892<text:s/></text:p>
          </table:table-cell>
          <table:table-cell office:value-type="float" office:value="6406912.5800000001" table:style-name="ce14">
            <text:p>6.406.913<text:s/></text:p>
          </table:table-cell>
          <table:table-cell office:value-type="float" office:value="3203132.25" table:style-name="ce14">
            <text:p>3.203.132<text:s/></text:p>
          </table:table-cell>
          <table:table-cell office:value-type="float" office:value="73707202.790000007" table:style-name="ce14">
            <text:p>73.707.203<text:s/></text:p>
          </table:table-cell>
          <table:table-cell office:value-type="float" office:value="15309.74" table:style-name="ce14">
            <text:p>15.310<text:s/></text:p>
          </table:table-cell>
          <table:table-cell office:value-type="float" office:value="281067271.63" table:style-name="ce14">
            <text:p>281.067.272<text:s/></text:p>
          </table:table-cell>
          <table:table-cell office:value-type="float" office:value="268171486.88" table:style-name="ce14">
            <text:p>268.171.487<text:s/></text:p>
          </table:table-cell>
          <table:table-cell office:value-type="float" office:value="1712323.71" table:style-name="ce14">
            <text:p>1.712.324<text:s/></text:p>
          </table:table-cell>
          <table:table-cell office:value-type="float" office:value="30805.07" table:style-name="ce14">
            <text:p>30.805<text:s/></text:p>
          </table:table-cell>
          <table:table-cell office:value-type="float" office:value="37838.300000000003" table:style-name="ce14">
            <text:p>37.838<text:s/></text:p>
          </table:table-cell>
          <table:table-cell office:value-type="float" office:value="122314767.51000001" table:style-name="ce14">
            <text:p>122.314.768<text:s/></text:p>
          </table:table-cell>
          <table:table-cell office:value-type="float" office:value="523820159.29000002" table:style-name="ce14">
            <text:p>523.820.159<text:s/></text:p>
          </table:table-cell>
          <table:table-cell office:value-type="float" office:value="69853" table:style-name="ce14">
            <text:p>69.853<text:s/></text:p>
          </table:table-cell>
          <table:table-cell office:value-type="float" office:value="1658517186.0599999" table:style-name="ce14">
            <text:p>1.658.517.186<text:s/></text:p>
          </table:table-cell>
          <table:table-cell office:value-type="float" office:value="2161.0300000000002" table:style-name="ce14">
            <text:p>2.161<text:s/></text:p>
          </table:table-cell>
          <table:table-cell office:value-type="float" office:value="3444116663.8799996" table:style-name="ce15">
            <text:p>3.444.116.6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386.44" table:style-name="ce17">
            <text:p>1.386<text:s/></text:p>
          </table:table-cell>
          <table:table-cell office:value-type="float" office:value="-2.34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-174.54" table:style-name="ce17">
            <text:p>(175)</text:p>
          </table:table-cell>
          <table:table-cell office:value-type="float" office:value="6.74" table:style-name="ce17">
            <text:p>7<text:s/></text:p>
          </table:table-cell>
          <table:table-cell office:value-type="float" office:value="505.65" table:style-name="ce17">
            <text:p>506<text:s/></text:p>
          </table:table-cell>
          <table:table-cell office:value-type="float" office:value="-53.47" table:style-name="ce17">
            <text:p>(53)</text:p>
          </table:table-cell>
          <table:table-cell office:value-type="float" office:value="1174.94" table:style-name="ce17">
            <text:p>1.175<text:s/></text:p>
          </table:table-cell>
          <table:table-cell office:value-type="float" office:value="4203.09" table:style-name="ce17">
            <text:p>4.203<text:s/></text:p>
          </table:table-cell>
          <table:table-cell office:value-type="float" office:value="2541.35" table:style-name="ce17">
            <text:p>2.541<text:s/></text:p>
          </table:table-cell>
          <table:table-cell office:value-type="float" office:value="893.03" table:style-name="ce17">
            <text:p>893<text:s/></text:p>
          </table:table-cell>
          <table:table-cell office:value-type="float" office:value="356.15" table:style-name="ce17">
            <text:p>356<text:s/></text:p>
          </table:table-cell>
          <table:table-cell office:value-type="float" office:value="766.65" table:style-name="ce17">
            <text:p>767<text:s/></text:p>
          </table:table-cell>
          <table:table-cell office:value-type="float" office:value="-1156.05" table:style-name="ce17">
            <text:p>(1.156)</text:p>
          </table:table-cell>
          <table:table-cell office:value-type="float" office:value="-501.32" table:style-name="ce17">
            <text:p>(501)</text:p>
          </table:table-cell>
          <table:table-cell office:value-type="float" office:value="8.24" table:style-name="ce17">
            <text:p>8<text:s/></text:p>
          </table:table-cell>
          <table:table-cell office:value-type="float" office:value="-447.32" table:style-name="ce17">
            <text:p>(447)</text:p>
          </table:table-cell>
          <table:table-cell office:value-type="float" office:value="-359.24" table:style-name="ce17">
            <text:p>(359)</text:p>
          </table:table-cell>
          <table:table-cell office:value-type="float" office:value="-5.96" table:style-name="ce17">
            <text:p>(6)</text:p>
          </table:table-cell>
          <table:table-cell office:value-type="float" office:value="-24.64" table:style-name="ce17">
            <text:p>(25)</text:p>
          </table:table-cell>
          <table:table-cell office:value-type="float" office:value="-0.62" table:style-name="ce17">
            <text:p>(1)</text:p>
          </table:table-cell>
          <table:table-cell office:value-type="float" office:value="-513.35" table:style-name="ce17">
            <text:p>(513)</text:p>
          </table:table-cell>
          <table:table-cell office:value-type="float" office:value="489.9" table:style-name="ce17">
            <text:p>490<text:s/></text:p>
          </table:table-cell>
          <table:table-cell office:value-type="float" office:value="-3.4" table:style-name="ce17">
            <text:p>(3)</text:p>
          </table:table-cell>
          <table:table-cell office:value-type="float" office:value="825709.72" table:style-name="ce17">
            <text:p>825.710<text:s/></text:p>
          </table:table-cell>
          <table:table-cell office:value-type="float" office:value="-62.6" table:style-name="ce17">
            <text:p>(63)</text:p>
          </table:table-cell>
          <table:table-cell office:value-type="float" office:value="834737.05" table:style-name="ce18">
            <text:p>834.7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66933.99" table:style-name="ce17">
            <text:p>266.934<text:s/></text:p>
          </table:table-cell>
          <table:table-cell office:value-type="float" office:value="10814918.060000001" table:style-name="ce17">
            <text:p>10.814.918<text:s/></text:p>
          </table:table-cell>
          <table:table-cell office:value-type="float" office:value="12564088.59" table:style-name="ce17">
            <text:p>12.564.089<text:s/></text:p>
          </table:table-cell>
          <table:table-cell office:value-type="float" office:value="212242.12" table:style-name="ce17">
            <text:p>212.242<text:s/></text:p>
          </table:table-cell>
          <table:table-cell office:value-type="float" office:value="168535323.40000001" table:style-name="ce17">
            <text:p>168.535.323<text:s/></text:p>
          </table:table-cell>
          <table:table-cell office:value-type="float" office:value="37158945.68" table:style-name="ce17">
            <text:p>37.158.946<text:s/></text:p>
          </table:table-cell>
          <table:table-cell office:value-type="float" office:value="5185904.45" table:style-name="ce17">
            <text:p>5.185.904<text:s/></text:p>
          </table:table-cell>
          <table:table-cell office:value-type="float" office:value="202628847.81" table:style-name="ce17">
            <text:p>202.628.848<text:s/></text:p>
          </table:table-cell>
          <table:table-cell office:value-type="float" office:value="47573374.539999999" table:style-name="ce17">
            <text:p>47.573.375<text:s/></text:p>
          </table:table-cell>
          <table:table-cell office:value-type="float" office:value="6598335.2199999997" table:style-name="ce17">
            <text:p>6.598.335<text:s/></text:p>
          </table:table-cell>
          <table:table-cell office:value-type="float" office:value="635939526.88999999" table:style-name="ce17">
            <text:p>635.939.527<text:s/></text:p>
          </table:table-cell>
          <table:table-cell office:value-type="float" office:value="10641397.640000001" table:style-name="ce17">
            <text:p>10.641.398<text:s/></text:p>
          </table:table-cell>
          <table:table-cell office:value-type="float" office:value="12736535.050000001" table:style-name="ce17">
            <text:p>12.736.535<text:s/></text:p>
          </table:table-cell>
          <table:table-cell office:value-type="float" office:value="14364508.32" table:style-name="ce17">
            <text:p>14.364.508<text:s/></text:p>
          </table:table-cell>
          <table:table-cell office:value-type="float" office:value="7927900.5099999998" table:style-name="ce17">
            <text:p>7.927.901<text:s/></text:p>
          </table:table-cell>
          <table:table-cell office:value-type="float" office:value="136112905.19" table:style-name="ce17">
            <text:p>136.112.905<text:s/></text:p>
          </table:table-cell>
          <table:table-cell office:value-type="float" office:value="3165729.93" table:style-name="ce17">
            <text:p>3.165.730<text:s/></text:p>
          </table:table-cell>
          <table:table-cell office:value-type="float" office:value="376408518.35000002" table:style-name="ce17">
            <text:p>376.408.518<text:s/></text:p>
          </table:table-cell>
          <table:table-cell office:value-type="float" office:value="338192613.18000001" table:style-name="ce17">
            <text:p>338.192.613<text:s/></text:p>
          </table:table-cell>
          <table:table-cell office:value-type="float" office:value="3928470.82" table:style-name="ce17">
            <text:p>3.928.471<text:s/></text:p>
          </table:table-cell>
          <table:table-cell office:value-type="float" office:value="4514985.1900000004" table:style-name="ce17">
            <text:p>4.514.985<text:s/></text:p>
          </table:table-cell>
          <table:table-cell office:value-type="float" office:value="33155.629999999997" table:style-name="ce17">
            <text:p>33.156<text:s/></text:p>
          </table:table-cell>
          <table:table-cell office:value-type="float" office:value="445366804.67000002" table:style-name="ce17">
            <text:p>445.366.805<text:s/></text:p>
          </table:table-cell>
          <table:table-cell office:value-type="float" office:value="426401632.17000002" table:style-name="ce17">
            <text:p>426.401.632<text:s/></text:p>
          </table:table-cell>
          <table:table-cell office:value-type="float" office:value="9206974.4399999995" table:style-name="ce17">
            <text:p>9.206.974<text:s/></text:p>
          </table:table-cell>
          <table:table-cell office:value-type="float" office:value="2077125475.0799999" table:style-name="ce17">
            <text:p>2.077.125.475<text:s/></text:p>
          </table:table-cell>
          <table:table-cell office:value-type="float" office:value="2956839.09" table:style-name="ce17">
            <text:p>2.956.839<text:s/></text:p>
          </table:table-cell>
          <table:table-cell office:value-type="float" office:value="4996562886.0100002" table:style-name="ce18">
            <text:p>4.996.562.8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2848.57" table:style-name="ce17">
            <text:p>2.84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261.99" table:style-name="ce17">
            <text:p>4.262<text:s/></text:p>
          </table:table-cell>
          <table:table-cell office:value-type="float" office:value="191.47" table:style-name="ce17">
            <text:p>1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47.35" table:style-name="ce17">
            <text:p>747<text:s/></text:p>
          </table:table-cell>
          <table:table-cell office:value-type="float" office:value="21546.86" table:style-name="ce17">
            <text:p>21.54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2573560.44" table:style-name="ce17">
            <text:p>352.573.56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88.27999999999997" table:style-name="ce17">
            <text:p>2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1503.89" table:style-name="ce17">
            <text:p>531.504<text:s/></text:p>
          </table:table-cell>
          <table:table-cell office:value-type="float" office:value="13791.21" table:style-name="ce17">
            <text:p>13.7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8348757" table:style-name="ce17">
            <text:p>98.348.757<text:s/></text:p>
          </table:table-cell>
          <table:table-cell office:value-type="float" office:value="1479.15" table:style-name="ce17">
            <text:p>1.479<text:s/></text:p>
          </table:table-cell>
          <table:table-cell office:value-type="float" office:value="865480.71" table:style-name="ce17">
            <text:p>865.481<text:s/></text:p>
          </table:table-cell>
          <table:table-cell office:value-type="float" office:value="254925.06" table:style-name="ce17">
            <text:p>254.925<text:s/></text:p>
          </table:table-cell>
          <table:table-cell office:value-type="float" office:value="8891.1200000000008" table:style-name="ce17">
            <text:p>8.891<text:s/></text:p>
          </table:table-cell>
          <table:table-cell office:value-type="float" office:value="452628273.0999999" table:style-name="ce18">
            <text:p>452.628.2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92732.99" table:style-name="ce17">
            <text:p>192.733<text:s/></text:p>
          </table:table-cell>
          <table:table-cell office:value-type="float" office:value="786688.69" table:style-name="ce17">
            <text:p>786.689<text:s/></text:p>
          </table:table-cell>
          <table:table-cell office:value-type="float" office:value="3298645.19" table:style-name="ce17">
            <text:p>3.298.645<text:s/></text:p>
          </table:table-cell>
          <table:table-cell office:value-type="float" office:value="32754.35" table:style-name="ce17">
            <text:p>32.754<text:s/></text:p>
          </table:table-cell>
          <table:table-cell office:value-type="float" office:value="14790295.130000001" table:style-name="ce17">
            <text:p>14.790.295<text:s/></text:p>
          </table:table-cell>
          <table:table-cell office:value-type="float" office:value="6110079.3899999997" table:style-name="ce17">
            <text:p>6.110.079<text:s/></text:p>
          </table:table-cell>
          <table:table-cell office:value-type="float" office:value="2850072.48" table:style-name="ce17">
            <text:p>2.850.072<text:s/></text:p>
          </table:table-cell>
          <table:table-cell office:value-type="float" office:value="939689.18" table:style-name="ce17">
            <text:p>939.689<text:s/></text:p>
          </table:table-cell>
          <table:table-cell office:value-type="float" office:value="7982393.3399999999" table:style-name="ce17">
            <text:p>7.982.393<text:s/></text:p>
          </table:table-cell>
          <table:table-cell office:value-type="float" office:value="3966753.82" table:style-name="ce17">
            <text:p>3.966.754<text:s/></text:p>
          </table:table-cell>
          <table:table-cell office:value-type="float" office:value="44775868.780000001" table:style-name="ce17">
            <text:p>44.775.869<text:s/></text:p>
          </table:table-cell>
          <table:table-cell office:value-type="float" office:value="1056835.51" table:style-name="ce17">
            <text:p>1.056.836<text:s/></text:p>
          </table:table-cell>
          <table:table-cell office:value-type="float" office:value="6860932.4800000004" table:style-name="ce17">
            <text:p>6.860.932<text:s/></text:p>
          </table:table-cell>
          <table:table-cell office:value-type="float" office:value="2813720.69" table:style-name="ce17">
            <text:p>2.813.721<text:s/></text:p>
          </table:table-cell>
          <table:table-cell office:value-type="float" office:value="1572256.36" table:style-name="ce17">
            <text:p>1.572.256<text:s/></text:p>
          </table:table-cell>
          <table:table-cell office:value-type="float" office:value="33011161.620000001" table:style-name="ce17">
            <text:p>33.011.162<text:s/></text:p>
          </table:table-cell>
          <table:table-cell office:value-type="float" office:value="1224287.94" table:style-name="ce17">
            <text:p>1.224.288<text:s/></text:p>
          </table:table-cell>
          <table:table-cell office:value-type="float" office:value="7730936.5" table:style-name="ce17">
            <text:p>7.730.937<text:s/></text:p>
          </table:table-cell>
          <table:table-cell office:value-type="float" office:value="25191575.390000001" table:style-name="ce17">
            <text:p>25.191.575<text:s/></text:p>
          </table:table-cell>
          <table:table-cell office:value-type="float" office:value="823639.76" table:style-name="ce17">
            <text:p>823.640<text:s/></text:p>
          </table:table-cell>
          <table:table-cell office:value-type="float" office:value="129568.75" table:style-name="ce17">
            <text:p>129.5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443645.98" table:style-name="ce17">
            <text:p>17.443.646<text:s/></text:p>
          </table:table-cell>
          <table:table-cell office:value-type="float" office:value="12659982.93" table:style-name="ce17">
            <text:p>12.659.983<text:s/></text:p>
          </table:table-cell>
          <table:table-cell office:value-type="float" office:value="577637.54" table:style-name="ce17">
            <text:p>577.638<text:s/></text:p>
          </table:table-cell>
          <table:table-cell office:value-type="float" office:value="73170222.299999997" table:style-name="ce17">
            <text:p>73.170.222<text:s/></text:p>
          </table:table-cell>
          <table:table-cell office:value-type="float" office:value="410179.64" table:style-name="ce17">
            <text:p>410.180<text:s/></text:p>
          </table:table-cell>
          <table:table-cell office:value-type="float" office:value="270402556.72999996" table:style-name="ce18">
            <text:p>270.402.5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31762.44" table:style-name="ce17">
            <text:p>31.762<text:s/></text:p>
          </table:table-cell>
          <table:table-cell office:value-type="float" office:value="9095.56" table:style-name="ce17">
            <text:p>9.096<text:s/></text:p>
          </table:table-cell>
          <table:table-cell office:value-type="float" office:value="4842.3999999999996" table:style-name="ce17">
            <text:p>4.842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54080" table:style-name="ce17">
            <text:p>54.0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607.93" table:style-name="ce17">
            <text:p>7.608<text:s/></text:p>
          </table:table-cell>
          <table:table-cell office:value-type="float" office:value="15483915.02" table:style-name="ce17">
            <text:p>15.483.915<text:s/></text:p>
          </table:table-cell>
          <table:table-cell office:value-type="float" office:value="8057816.9699999997" table:style-name="ce17">
            <text:p>8.057.8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721.620000000003" table:style-name="ce17">
            <text:p>39.72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264.32" table:style-name="ce17">
            <text:p>9.26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12.85" table:style-name="ce17">
            <text:p>6.013<text:s/></text:p>
          </table:table-cell>
          <table:table-cell office:value-type="float" office:value="10802669.67" table:style-name="ce17">
            <text:p>10.802.6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2532161.719999999" table:style-name="ce17">
            <text:p>72.532.162<text:s/></text:p>
          </table:table-cell>
          <table:table-cell office:value-type="float" office:value="32572510.199999999" table:style-name="ce17">
            <text:p>32.572.51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016" table:style-name="ce17">
            <text:p>9.0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910.68" table:style-name="ce17">
            <text:p>17.911<text:s/></text:p>
          </table:table-cell>
          <table:table-cell office:value-type="float" office:value="10103824.49" table:style-name="ce17">
            <text:p>10.103.8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4141550.5" table:style-name="ce17">
            <text:p>234.141.55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3884015.40999997" table:style-name="ce18">
            <text:p>383.884.0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111.36" table:style-name="ce17">
            <text:p>111<text:s/></text:p>
          </table:table-cell>
          <table:table-cell office:value-type="float" office:value="12858.34" table:style-name="ce17">
            <text:p>12.858<text:s/></text:p>
          </table:table-cell>
          <table:table-cell office:value-type="float" office:value="7043520.54" table:style-name="ce17">
            <text:p>7.043.5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2653059.609999999" table:style-name="ce17">
            <text:p>52.653.060<text:s/></text:p>
          </table:table-cell>
          <table:table-cell office:value-type="float" office:value="14619030.6" table:style-name="ce17">
            <text:p>14.619.031<text:s/></text:p>
          </table:table-cell>
          <table:table-cell office:value-type="float" office:value="602558.66" table:style-name="ce17">
            <text:p>602.559<text:s/></text:p>
          </table:table-cell>
          <table:table-cell office:value-type="float" office:value="127054086.36" table:style-name="ce17">
            <text:p>127.054.086<text:s/></text:p>
          </table:table-cell>
          <table:table-cell office:value-type="float" office:value="3860373.97" table:style-name="ce17">
            <text:p>3.860.374<text:s/></text:p>
          </table:table-cell>
          <table:table-cell office:value-type="float" office:value="839460.36" table:style-name="ce17">
            <text:p>839.460<text:s/></text:p>
          </table:table-cell>
          <table:table-cell office:value-type="float" office:value="47237838.899999999" table:style-name="ce17">
            <text:p>47.237.839<text:s/></text:p>
          </table:table-cell>
          <table:table-cell office:value-type="float" office:value="284266.11" table:style-name="ce17">
            <text:p>284.266<text:s/></text:p>
          </table:table-cell>
          <table:table-cell office:value-type="float" office:value="819479.24" table:style-name="ce17">
            <text:p>819.479<text:s/></text:p>
          </table:table-cell>
          <table:table-cell office:value-type="float" office:value="2309665.94" table:style-name="ce17">
            <text:p>2.309.666<text:s/></text:p>
          </table:table-cell>
          <table:table-cell office:value-type="float" office:value="1334423.95" table:style-name="ce17">
            <text:p>1.334.424<text:s/></text:p>
          </table:table-cell>
          <table:table-cell office:value-type="float" office:value="43801048.990000002" table:style-name="ce17">
            <text:p>43.801.049<text:s/></text:p>
          </table:table-cell>
          <table:table-cell office:value-type="float" office:value="670.93" table:style-name="ce17">
            <text:p>671<text:s/></text:p>
          </table:table-cell>
          <table:table-cell office:value-type="float" office:value="134519885.88999999" table:style-name="ce17">
            <text:p>134.519.886<text:s/></text:p>
          </table:table-cell>
          <table:table-cell office:value-type="float" office:value="121860377.87" table:style-name="ce17">
            <text:p>121.860.378<text:s/></text:p>
          </table:table-cell>
          <table:table-cell office:value-type="float" office:value="264753.07" table:style-name="ce17">
            <text:p>264.7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917.68" table:style-name="ce17">
            <text:p>13.918<text:s/></text:p>
          </table:table-cell>
          <table:table-cell office:value-type="float" office:value="130286788.34999999" table:style-name="ce17">
            <text:p>130.286.788<text:s/></text:p>
          </table:table-cell>
          <table:table-cell office:value-type="float" office:value="234403414.28999999" table:style-name="ce17">
            <text:p>234.403.414<text:s/></text:p>
          </table:table-cell>
          <table:table-cell office:value-type="float" office:value="25038.5" table:style-name="ce17">
            <text:p>25.039<text:s/></text:p>
          </table:table-cell>
          <table:table-cell office:value-type="float" office:value="649653874.63" table:style-name="ce17">
            <text:p>649.653.87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73500504.1399999" table:style-name="ce18">
            <text:p>1.573.500.5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42327.199999999997" table:style-name="ce17">
            <text:p>42.327<text:s/></text:p>
          </table:table-cell>
          <table:table-cell office:value-type="float" office:value="10003426.9" table:style-name="ce17">
            <text:p>10.003.427<text:s/></text:p>
          </table:table-cell>
          <table:table-cell office:value-type="float" office:value="2217080.46" table:style-name="ce17">
            <text:p>2.217.080<text:s/></text:p>
          </table:table-cell>
          <table:table-cell office:value-type="float" office:value="179234.73" table:style-name="ce17">
            <text:p>179.235<text:s/></text:p>
          </table:table-cell>
          <table:table-cell office:value-type="float" office:value="101033626.66999999" table:style-name="ce17">
            <text:p>101.033.627<text:s/></text:p>
          </table:table-cell>
          <table:table-cell office:value-type="float" office:value="16429644.220000001" table:style-name="ce17">
            <text:p>16.429.644<text:s/></text:p>
          </table:table-cell>
          <table:table-cell office:value-type="float" office:value="1725665.38" table:style-name="ce17">
            <text:p>1.725.665<text:s/></text:p>
          </table:table-cell>
          <table:table-cell office:value-type="float" office:value="59150409.899999999" table:style-name="ce17">
            <text:p>59.150.410<text:s/></text:p>
          </table:table-cell>
          <table:table-cell office:value-type="float" office:value="27651243.399999999" table:style-name="ce17">
            <text:p>27.651.243<text:s/></text:p>
          </table:table-cell>
          <table:table-cell office:value-type="float" office:value="1792121.04" table:style-name="ce17">
            <text:p>1.792.121<text:s/></text:p>
          </table:table-cell>
          <table:table-cell office:value-type="float" office:value="191312537.14999998" table:style-name="ce17">
            <text:p>191.312.537<text:s/></text:p>
          </table:table-cell>
          <table:table-cell office:value-type="float" office:value="9300296.0200000014" table:style-name="ce17">
            <text:p>9.300.296<text:s/></text:p>
          </table:table-cell>
          <table:table-cell office:value-type="float" office:value="5046859.01" table:style-name="ce17">
            <text:p>5.046.859<text:s/></text:p>
          </table:table-cell>
          <table:table-cell office:value-type="float" office:value="9240833.4100000001" table:style-name="ce17">
            <text:p>9.240.833<text:s/></text:p>
          </table:table-cell>
          <table:table-cell office:value-type="float" office:value="5015207.3499999996" table:style-name="ce17">
            <text:p>5.015.207<text:s/></text:p>
          </table:table-cell>
          <table:table-cell office:value-type="float" office:value="48498024.909999996" table:style-name="ce17">
            <text:p>48.498.025<text:s/></text:p>
          </table:table-cell>
          <table:table-cell office:value-type="float" office:value="1940771.06" table:style-name="ce17">
            <text:p>1.940.771<text:s/></text:p>
          </table:table-cell>
          <table:table-cell office:value-type="float" office:value="161625534.24000001" table:style-name="ce17">
            <text:p>161.625.534<text:s/></text:p>
          </table:table-cell>
          <table:table-cell office:value-type="float" office:value="158036645.83000001" table:style-name="ce17">
            <text:p>158.036.646<text:s/></text:p>
          </table:table-cell>
          <table:table-cell office:value-type="float" office:value="2826286.7800000003" table:style-name="ce17">
            <text:p>2.826.287<text:s/></text:p>
          </table:table-cell>
          <table:table-cell office:value-type="float" office:value="4376400.4399999995" table:style-name="ce17">
            <text:p>4.376.400<text:s/></text:p>
          </table:table-cell>
          <table:table-cell office:value-type="float" office:value="19237.95" table:style-name="ce17">
            <text:p>19.238<text:s/></text:p>
          </table:table-cell>
          <table:table-cell office:value-type="float" office:value="199269702.66" table:style-name="ce17">
            <text:p>199.269.703<text:s/></text:p>
          </table:table-cell>
          <table:table-cell office:value-type="float" office:value="169232931.31" table:style-name="ce17">
            <text:p>169.232.931<text:s/></text:p>
          </table:table-cell>
          <table:table-cell office:value-type="float" office:value="7738817.6900000004" table:style-name="ce17">
            <text:p>7.738.818<text:s/></text:p>
          </table:table-cell>
          <table:table-cell office:value-type="float" office:value="1119904902.5900002" table:style-name="ce17">
            <text:p>1.119.904.903<text:s/></text:p>
          </table:table-cell>
          <table:table-cell office:value-type="float" office:value="2537768.33" table:style-name="ce17">
            <text:p>2.537.768<text:s/></text:p>
          </table:table-cell>
          <table:table-cell office:value-type="float" office:value="2316147536.6300001" table:style-name="ce18">
            <text:p>2.316.147.5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4912911.73" table:style-name="ce17">
            <text:p>24.912.912<text:s/></text:p>
          </table:table-cell>
          <table:table-cell office:value-type="float" office:value="79113059.939999998" table:style-name="ce17">
            <text:p>79.113.060<text:s/></text:p>
          </table:table-cell>
          <table:table-cell office:value-type="float" office:value="266358140.44" table:style-name="ce17">
            <text:p>266.358.140<text:s/></text:p>
          </table:table-cell>
          <table:table-cell office:value-type="float" office:value="17088786.469999999" table:style-name="ce17">
            <text:p>17.088.786<text:s/></text:p>
          </table:table-cell>
          <table:table-cell office:value-type="float" office:value="444945877.30000001" table:style-name="ce17">
            <text:p>444.945.877<text:s/></text:p>
          </table:table-cell>
          <table:table-cell office:value-type="float" office:value="367422550.60000002" table:style-name="ce17">
            <text:p>367.422.551<text:s/></text:p>
          </table:table-cell>
          <table:table-cell office:value-type="float" office:value="5002353969.79" table:style-name="ce17">
            <text:p>5.002.353.970<text:s/></text:p>
          </table:table-cell>
          <table:table-cell office:value-type="float" office:value="266896753" table:style-name="ce17">
            <text:p>266.896.753<text:s/></text:p>
          </table:table-cell>
          <table:table-cell office:value-type="float" office:value="333766366.75" table:style-name="ce17">
            <text:p>333.766.367<text:s/></text:p>
          </table:table-cell>
          <table:table-cell office:value-type="float" office:value="117448708.2" table:style-name="ce17">
            <text:p>117.448.708<text:s/></text:p>
          </table:table-cell>
          <table:table-cell office:value-type="float" office:value="1580455128.6199999" table:style-name="ce17">
            <text:p>1.580.455.129<text:s/></text:p>
          </table:table-cell>
          <table:table-cell office:value-type="float" office:value="162229850.63999999" table:style-name="ce17">
            <text:p>162.229.851<text:s/></text:p>
          </table:table-cell>
          <table:table-cell office:value-type="float" office:value="213072665.46000001" table:style-name="ce17">
            <text:p>213.072.665<text:s/></text:p>
          </table:table-cell>
          <table:table-cell office:value-type="float" office:value="222380769.31999999" table:style-name="ce17">
            <text:p>222.380.769<text:s/></text:p>
          </table:table-cell>
          <table:table-cell office:value-type="float" office:value="136813644.18000001" table:style-name="ce17">
            <text:p>136.813.644<text:s/></text:p>
          </table:table-cell>
          <table:table-cell office:value-type="float" office:value="412816741.77999997" table:style-name="ce17">
            <text:p>412.816.742<text:s/></text:p>
          </table:table-cell>
          <table:table-cell office:value-type="float" office:value="84248589.909999996" table:style-name="ce17">
            <text:p>84.248.590<text:s/></text:p>
          </table:table-cell>
          <table:table-cell office:value-type="float" office:value="1119581623.6199999" table:style-name="ce17">
            <text:p>1.119.581.624<text:s/></text:p>
          </table:table-cell>
          <table:table-cell office:value-type="float" office:value="5321560372.8699999" table:style-name="ce17">
            <text:p>5.321.560.373<text:s/></text:p>
          </table:table-cell>
          <table:table-cell office:value-type="float" office:value="120531015.65000001" table:style-name="ce17">
            <text:p>120.531.016<text:s/></text:p>
          </table:table-cell>
          <table:table-cell office:value-type="float" office:value="55641567.880000003" table:style-name="ce17">
            <text:p>55.641.568<text:s/></text:p>
          </table:table-cell>
          <table:table-cell office:value-type="float" office:value="19807911.870000001" table:style-name="ce17">
            <text:p>19.807.912<text:s/></text:p>
          </table:table-cell>
          <table:table-cell office:value-type="float" office:value="1280224765.9400001" table:style-name="ce17">
            <text:p>1.280.224.766<text:s/></text:p>
          </table:table-cell>
          <table:table-cell office:value-type="float" office:value="767463699.96000004" table:style-name="ce17">
            <text:p>767.463.700<text:s/></text:p>
          </table:table-cell>
          <table:table-cell office:value-type="float" office:value="77893988.659999996" table:style-name="ce17">
            <text:p>77.893.989<text:s/></text:p>
          </table:table-cell>
          <table:table-cell office:value-type="float" office:value="12970286280.27" table:style-name="ce17">
            <text:p>12.970.286.280<text:s/></text:p>
          </table:table-cell>
          <table:table-cell office:value-type="float" office:value="41699867.479999997" table:style-name="ce17">
            <text:p>41.699.867<text:s/></text:p>
          </table:table-cell>
          <table:table-cell office:value-type="float" office:value="31507015608.329998" table:style-name="ce18">
            <text:p>31.507.015.6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311417.28" table:style-name="ce17">
            <text:p>5.311.417<text:s/></text:p>
          </table:table-cell>
          <table:table-cell office:value-type="float" office:value="16012686.060000001" table:style-name="ce17">
            <text:p>16.012.686<text:s/></text:p>
          </table:table-cell>
          <table:table-cell office:value-type="float" office:value="18735611.899999999" table:style-name="ce17">
            <text:p>18.735.612<text:s/></text:p>
          </table:table-cell>
          <table:table-cell office:value-type="float" office:value="3660672.46" table:style-name="ce17">
            <text:p>3.660.672<text:s/></text:p>
          </table:table-cell>
          <table:table-cell office:value-type="float" office:value="73831444.439999998" table:style-name="ce17">
            <text:p>73.831.444<text:s/></text:p>
          </table:table-cell>
          <table:table-cell office:value-type="float" office:value="42336838.600000001" table:style-name="ce17">
            <text:p>42.336.839<text:s/></text:p>
          </table:table-cell>
          <table:table-cell office:value-type="float" office:value="55972540.630000003" table:style-name="ce17">
            <text:p>55.972.541<text:s/></text:p>
          </table:table-cell>
          <table:table-cell office:value-type="float" office:value="32526119.739999998" table:style-name="ce17">
            <text:p>32.526.120<text:s/></text:p>
          </table:table-cell>
          <table:table-cell office:value-type="float" office:value="63309434.299999997" table:style-name="ce17">
            <text:p>63.309.434<text:s/></text:p>
          </table:table-cell>
          <table:table-cell office:value-type="float" office:value="25498675.309999999" table:style-name="ce17">
            <text:p>25.498.675<text:s/></text:p>
          </table:table-cell>
          <table:table-cell office:value-type="float" office:value="192010799.53" table:style-name="ce17">
            <text:p>192.010.800<text:s/></text:p>
          </table:table-cell>
          <table:table-cell office:value-type="float" office:value="36108362.960000001" table:style-name="ce17">
            <text:p>36.108.363<text:s/></text:p>
          </table:table-cell>
          <table:table-cell office:value-type="float" office:value="36248568.439999998" table:style-name="ce17">
            <text:p>36.248.568<text:s/></text:p>
          </table:table-cell>
          <table:table-cell office:value-type="float" office:value="29721172.41" table:style-name="ce17">
            <text:p>29.721.172<text:s/></text:p>
          </table:table-cell>
          <table:table-cell office:value-type="float" office:value="22008384.75" table:style-name="ce17">
            <text:p>22.008.385<text:s/></text:p>
          </table:table-cell>
          <table:table-cell office:value-type="float" office:value="57416803.310000002" table:style-name="ce17">
            <text:p>57.416.803<text:s/></text:p>
          </table:table-cell>
          <table:table-cell office:value-type="float" office:value="15779433.119999999" table:style-name="ce17">
            <text:p>15.779.433<text:s/></text:p>
          </table:table-cell>
          <table:table-cell office:value-type="float" office:value="141555484.15000001" table:style-name="ce17">
            <text:p>141.555.484<text:s/></text:p>
          </table:table-cell>
          <table:table-cell office:value-type="float" office:value="352330864.18000001" table:style-name="ce17">
            <text:p>352.330.864<text:s/></text:p>
          </table:table-cell>
          <table:table-cell office:value-type="float" office:value="21313411.23" table:style-name="ce17">
            <text:p>21.313.411<text:s/></text:p>
          </table:table-cell>
          <table:table-cell office:value-type="float" office:value="10534419.529999999" table:style-name="ce17">
            <text:p>10.534.420<text:s/></text:p>
          </table:table-cell>
          <table:table-cell office:value-type="float" office:value="3894421.09" table:style-name="ce17">
            <text:p>3.894.421<text:s/></text:p>
          </table:table-cell>
          <table:table-cell office:value-type="float" office:value="158551488.63999999" table:style-name="ce17">
            <text:p>158.551.489<text:s/></text:p>
          </table:table-cell>
          <table:table-cell office:value-type="float" office:value="106231363.88" table:style-name="ce17">
            <text:p>106.231.364<text:s/></text:p>
          </table:table-cell>
          <table:table-cell office:value-type="float" office:value="18818970.120000001" table:style-name="ce17">
            <text:p>18.818.970<text:s/></text:p>
          </table:table-cell>
          <table:table-cell office:value-type="float" office:value="1050444048.2" table:style-name="ce17">
            <text:p>1.050.444.048<text:s/></text:p>
          </table:table-cell>
          <table:table-cell office:value-type="float" office:value="6819047.2400000002" table:style-name="ce17">
            <text:p>6.819.047<text:s/></text:p>
          </table:table-cell>
          <table:table-cell office:value-type="float" office:value="2596982483.5" table:style-name="ce18">
            <text:p>2.596.982.4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6546322.0300000003" table:style-name="ce17">
            <text:p>6.546.322<text:s/></text:p>
          </table:table-cell>
          <table:table-cell office:value-type="float" office:value="18433571.77" table:style-name="ce17">
            <text:p>18.433.572<text:s/></text:p>
          </table:table-cell>
          <table:table-cell office:value-type="float" office:value="142348813.5" table:style-name="ce17">
            <text:p>142.348.814<text:s/></text:p>
          </table:table-cell>
          <table:table-cell office:value-type="float" office:value="5523733.21" table:style-name="ce17">
            <text:p>5.523.733<text:s/></text:p>
          </table:table-cell>
          <table:table-cell office:value-type="float" office:value="134651345.53" table:style-name="ce17">
            <text:p>134.651.346<text:s/></text:p>
          </table:table-cell>
          <table:table-cell office:value-type="float" office:value="119947319.84999999" table:style-name="ce17">
            <text:p>119.947.320<text:s/></text:p>
          </table:table-cell>
          <table:table-cell office:value-type="float" office:value="403384237.52999997" table:style-name="ce17">
            <text:p>403.384.238<text:s/></text:p>
          </table:table-cell>
          <table:table-cell office:value-type="float" office:value="110739528.16" table:style-name="ce17">
            <text:p>110.739.528<text:s/></text:p>
          </table:table-cell>
          <table:table-cell office:value-type="float" office:value="126394204.34" table:style-name="ce17">
            <text:p>126.394.204<text:s/></text:p>
          </table:table-cell>
          <table:table-cell office:value-type="float" office:value="31618940.559999999" table:style-name="ce17">
            <text:p>31.618.941<text:s/></text:p>
          </table:table-cell>
          <table:table-cell office:value-type="float" office:value="761453694.77999997" table:style-name="ce17">
            <text:p>761.453.695<text:s/></text:p>
          </table:table-cell>
          <table:table-cell office:value-type="float" office:value="65925093.200000003" table:style-name="ce17">
            <text:p>65.925.093<text:s/></text:p>
          </table:table-cell>
          <table:table-cell office:value-type="float" office:value="80658852.549999997" table:style-name="ce17">
            <text:p>80.658.853<text:s/></text:p>
          </table:table-cell>
          <table:table-cell office:value-type="float" office:value="90965645.890000001" table:style-name="ce17">
            <text:p>90.965.646<text:s/></text:p>
          </table:table-cell>
          <table:table-cell office:value-type="float" office:value="29335601.920000002" table:style-name="ce17">
            <text:p>29.335.602<text:s/></text:p>
          </table:table-cell>
          <table:table-cell office:value-type="float" office:value="169759158.09999999" table:style-name="ce17">
            <text:p>169.759.158<text:s/></text:p>
          </table:table-cell>
          <table:table-cell office:value-type="float" office:value="28987244.420000002" table:style-name="ce17">
            <text:p>28.987.244<text:s/></text:p>
          </table:table-cell>
          <table:table-cell office:value-type="float" office:value="541525625.13" table:style-name="ce17">
            <text:p>541.525.625<text:s/></text:p>
          </table:table-cell>
          <table:table-cell office:value-type="float" office:value="2139376029.47" table:style-name="ce17">
            <text:p>2.139.376.029<text:s/></text:p>
          </table:table-cell>
          <table:table-cell office:value-type="float" office:value="29608917.309999999" table:style-name="ce17">
            <text:p>29.608.917<text:s/></text:p>
          </table:table-cell>
          <table:table-cell office:value-type="float" office:value="16873244.949999999" table:style-name="ce17">
            <text:p>16.873.245<text:s/></text:p>
          </table:table-cell>
          <table:table-cell office:value-type="float" office:value="6315683.3099999996" table:style-name="ce17">
            <text:p>6.315.683<text:s/></text:p>
          </table:table-cell>
          <table:table-cell office:value-type="float" office:value="531843381.69999999" table:style-name="ce17">
            <text:p>531.843.382<text:s/></text:p>
          </table:table-cell>
          <table:table-cell office:value-type="float" office:value="366161266.81999999" table:style-name="ce17">
            <text:p>366.161.267<text:s/></text:p>
          </table:table-cell>
          <table:table-cell office:value-type="float" office:value="19756079.18" table:style-name="ce17">
            <text:p>19.756.079<text:s/></text:p>
          </table:table-cell>
          <table:table-cell office:value-type="float" office:value="4399083803.4399996" table:style-name="ce17">
            <text:p>4.399.083.803<text:s/></text:p>
          </table:table-cell>
          <table:table-cell office:value-type="float" office:value="14971893.539999999" table:style-name="ce17">
            <text:p>14.971.894<text:s/></text:p>
          </table:table-cell>
          <table:table-cell office:value-type="float" office:value="10392189232.190002" table:style-name="ce18">
            <text:p>10.392.189.2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3302.59" table:style-name="ce17">
            <text:p>3.303<text:s/></text:p>
          </table:table-cell>
          <table:table-cell office:value-type="float" office:value="281000.69" table:style-name="ce17">
            <text:p>281.001<text:s/></text:p>
          </table:table-cell>
          <table:table-cell office:value-type="float" office:value="1777.34" table:style-name="ce17">
            <text:p>1.777<text:s/></text:p>
          </table:table-cell>
          <table:table-cell office:value-type="float" office:value="209096.46" table:style-name="ce17">
            <text:p>209.096<text:s/></text:p>
          </table:table-cell>
          <table:table-cell office:value-type="float" office:value="21164726.920000002" table:style-name="ce17">
            <text:p>21.164.727<text:s/></text:p>
          </table:table-cell>
          <table:table-cell office:value-type="float" office:value="75468390.719999999" table:style-name="ce17">
            <text:p>75.468.391<text:s/></text:p>
          </table:table-cell>
          <table:table-cell office:value-type="float" office:value="5053110.92" table:style-name="ce17">
            <text:p>5.053.111<text:s/></text:p>
          </table:table-cell>
          <table:table-cell office:value-type="float" office:value="199814.65" table:style-name="ce17">
            <text:p>199.815<text:s/></text:p>
          </table:table-cell>
          <table:table-cell office:value-type="float" office:value="209.03" table:style-name="ce17">
            <text:p>209<text:s/></text:p>
          </table:table-cell>
          <table:table-cell office:value-type="float" office:value="25907320.629999999" table:style-name="ce17">
            <text:p>25.907.321<text:s/></text:p>
          </table:table-cell>
          <table:table-cell office:value-type="float" office:value="202538.83" table:style-name="ce17">
            <text:p>202.539<text:s/></text:p>
          </table:table-cell>
          <table:table-cell office:value-type="float" office:value="569055.36" table:style-name="ce17">
            <text:p>569.055<text:s/></text:p>
          </table:table-cell>
          <table:table-cell office:value-type="float" office:value="14674098.609999999" table:style-name="ce17">
            <text:p>14.674.099<text:s/></text:p>
          </table:table-cell>
          <table:table-cell office:value-type="float" office:value="15018.03" table:style-name="ce17">
            <text:p>15.018<text:s/></text:p>
          </table:table-cell>
          <table:table-cell office:value-type="float" office:value="5823130.1799999997" table:style-name="ce17">
            <text:p>5.823.1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028520.970000001" table:style-name="ce17">
            <text:p>16.028.521<text:s/></text:p>
          </table:table-cell>
          <table:table-cell office:value-type="float" office:value="152847672.38999999" table:style-name="ce17">
            <text:p>152.847.672<text:s/></text:p>
          </table:table-cell>
          <table:table-cell office:value-type="float" office:value="13889.63" table:style-name="ce17">
            <text:p>13.890<text:s/></text:p>
          </table:table-cell>
          <table:table-cell office:value-type="float" office:value="38582.949999999997" table:style-name="ce17">
            <text:p>38.58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625901.619999997" table:style-name="ce17">
            <text:p>44.625.902<text:s/></text:p>
          </table:table-cell>
          <table:table-cell office:value-type="float" office:value="1685160.63" table:style-name="ce17">
            <text:p>1.685.161<text:s/></text:p>
          </table:table-cell>
          <table:table-cell office:value-type="float" office:value="1941432.05" table:style-name="ce17">
            <text:p>1.941.432<text:s/></text:p>
          </table:table-cell>
          <table:table-cell office:value-type="float" office:value="665236023.96000004" table:style-name="ce17">
            <text:p>665.236.024<text:s/></text:p>
          </table:table-cell>
          <table:table-cell office:value-type="float" office:value="11603.22" table:style-name="ce17">
            <text:p>11.603<text:s/></text:p>
          </table:table-cell>
          <table:table-cell office:value-type="float" office:value="1032001378.3800001" table:style-name="ce18">
            <text:p>1.032.001.3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6546322.0300000003" table:style-name="ce17">
            <text:p>6.546.322<text:s/></text:p>
          </table:table-cell>
          <table:table-cell office:value-type="float" office:value="18430269.18" table:style-name="ce17">
            <text:p>18.430.269<text:s/></text:p>
          </table:table-cell>
          <table:table-cell office:value-type="float" office:value="142067812.81" table:style-name="ce17">
            <text:p>142.067.813<text:s/></text:p>
          </table:table-cell>
          <table:table-cell office:value-type="float" office:value="5521955.870000001" table:style-name="ce17">
            <text:p>5.521.956<text:s/></text:p>
          </table:table-cell>
          <table:table-cell office:value-type="float" office:value="134442249.06999999" table:style-name="ce17">
            <text:p>134.442.249<text:s/></text:p>
          </table:table-cell>
          <table:table-cell office:value-type="float" office:value="98782592.929999992" table:style-name="ce17">
            <text:p>98.782.593<text:s/></text:p>
          </table:table-cell>
          <table:table-cell office:value-type="float" office:value="327915846.81" table:style-name="ce17">
            <text:p>327.915.847<text:s/></text:p>
          </table:table-cell>
          <table:table-cell office:value-type="float" office:value="105686417.24000001" table:style-name="ce17">
            <text:p>105.686.417<text:s/></text:p>
          </table:table-cell>
          <table:table-cell office:value-type="float" office:value="126194389.69" table:style-name="ce17">
            <text:p>126.194.390<text:s/></text:p>
          </table:table-cell>
          <table:table-cell office:value-type="float" office:value="31618731.530000005" table:style-name="ce17">
            <text:p>31.618.732<text:s/></text:p>
          </table:table-cell>
          <table:table-cell office:value-type="float" office:value="735546374.14999998" table:style-name="ce17">
            <text:p>735.546.374<text:s/></text:p>
          </table:table-cell>
          <table:table-cell office:value-type="float" office:value="65722554.36999999" table:style-name="ce17">
            <text:p>65.722.554<text:s/></text:p>
          </table:table-cell>
          <table:table-cell office:value-type="float" office:value="80089797.189999998" table:style-name="ce17">
            <text:p>80.089.797<text:s/></text:p>
          </table:table-cell>
          <table:table-cell office:value-type="float" office:value="76291547.280000001" table:style-name="ce17">
            <text:p>76.291.547<text:s/></text:p>
          </table:table-cell>
          <table:table-cell office:value-type="float" office:value="29320583.890000001" table:style-name="ce17">
            <text:p>29.320.584<text:s/></text:p>
          </table:table-cell>
          <table:table-cell office:value-type="float" office:value="163936027.92000002" table:style-name="ce17">
            <text:p>163.936.028<text:s/></text:p>
          </table:table-cell>
          <table:table-cell office:value-type="float" office:value="28987244.420000002" table:style-name="ce17">
            <text:p>28.987.244<text:s/></text:p>
          </table:table-cell>
          <table:table-cell office:value-type="float" office:value="525497104.16000003" table:style-name="ce17">
            <text:p>525.497.104<text:s/></text:p>
          </table:table-cell>
          <table:table-cell office:value-type="float" office:value="1986528357.0799999" table:style-name="ce17">
            <text:p>1.986.528.357<text:s/></text:p>
          </table:table-cell>
          <table:table-cell office:value-type="float" office:value="29595027.68" table:style-name="ce17">
            <text:p>29.595.028<text:s/></text:p>
          </table:table-cell>
          <table:table-cell office:value-type="float" office:value="16834662" table:style-name="ce17">
            <text:p>16.834.662<text:s/></text:p>
          </table:table-cell>
          <table:table-cell office:value-type="float" office:value="6315683.3100000005" table:style-name="ce17">
            <text:p>6.315.683<text:s/></text:p>
          </table:table-cell>
          <table:table-cell office:value-type="float" office:value="487217480.07999998" table:style-name="ce17">
            <text:p>487.217.480<text:s/></text:p>
          </table:table-cell>
          <table:table-cell office:value-type="float" office:value="364476106.19" table:style-name="ce17">
            <text:p>364.476.106<text:s/></text:p>
          </table:table-cell>
          <table:table-cell office:value-type="float" office:value="17814647.129999999" table:style-name="ce17">
            <text:p>17.814.647<text:s/></text:p>
          </table:table-cell>
          <table:table-cell office:value-type="float" office:value="3733847779.48" table:style-name="ce17">
            <text:p>3.733.847.779<text:s/></text:p>
          </table:table-cell>
          <table:table-cell office:value-type="float" office:value="14960290.32" table:style-name="ce17">
            <text:p>14.960.290<text:s/></text:p>
          </table:table-cell>
          <table:table-cell office:value-type="float" office:value="9360187853.8099995" table:style-name="ce18">
            <text:p>9.360.187.8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3055172.42" table:style-name="ce17">
            <text:p>13.055.172<text:s/></text:p>
          </table:table-cell>
          <table:table-cell office:value-type="float" office:value="44666802.109999999" table:style-name="ce17">
            <text:p>44.666.802<text:s/></text:p>
          </table:table-cell>
          <table:table-cell office:value-type="float" office:value="105273715.04000001" table:style-name="ce17">
            <text:p>105.273.715<text:s/></text:p>
          </table:table-cell>
          <table:table-cell office:value-type="float" office:value="7904380.7999999998" table:style-name="ce17">
            <text:p>7.904.381<text:s/></text:p>
          </table:table-cell>
          <table:table-cell office:value-type="float" office:value="236463087.33000001" table:style-name="ce17">
            <text:p>236.463.087<text:s/></text:p>
          </table:table-cell>
          <table:table-cell office:value-type="float" office:value="205138392.15000001" table:style-name="ce17">
            <text:p>205.138.392<text:s/></text:p>
          </table:table-cell>
          <table:table-cell office:value-type="float" office:value="4542997191.6300001" table:style-name="ce17">
            <text:p>4.542.997.192<text:s/></text:p>
          </table:table-cell>
          <table:table-cell office:value-type="float" office:value="123631105.09999999" table:style-name="ce17">
            <text:p>123.631.105<text:s/></text:p>
          </table:table-cell>
          <table:table-cell office:value-type="float" office:value="144062728.11000001" table:style-name="ce17">
            <text:p>144.062.728<text:s/></text:p>
          </table:table-cell>
          <table:table-cell office:value-type="float" office:value="60331092.329999998" table:style-name="ce17">
            <text:p>60.331.092<text:s/></text:p>
          </table:table-cell>
          <table:table-cell office:value-type="float" office:value="626990634.30999994" table:style-name="ce17">
            <text:p>626.990.634<text:s/></text:p>
          </table:table-cell>
          <table:table-cell office:value-type="float" office:value="60196394.479999997" table:style-name="ce17">
            <text:p>60.196.394<text:s/></text:p>
          </table:table-cell>
          <table:table-cell office:value-type="float" office:value="96165244.469999999" table:style-name="ce17">
            <text:p>96.165.244<text:s/></text:p>
          </table:table-cell>
          <table:table-cell office:value-type="float" office:value="101693951.02" table:style-name="ce17">
            <text:p>101.693.951<text:s/></text:p>
          </table:table-cell>
          <table:table-cell office:value-type="float" office:value="85469657.510000005" table:style-name="ce17">
            <text:p>85.469.658<text:s/></text:p>
          </table:table-cell>
          <table:table-cell office:value-type="float" office:value="185640780.37" table:style-name="ce17">
            <text:p>185.640.780<text:s/></text:p>
          </table:table-cell>
          <table:table-cell office:value-type="float" office:value="39481912.369999997" table:style-name="ce17">
            <text:p>39.481.912<text:s/></text:p>
          </table:table-cell>
          <table:table-cell office:value-type="float" office:value="436500514.33999997" table:style-name="ce17">
            <text:p>436.500.514<text:s/></text:p>
          </table:table-cell>
          <table:table-cell office:value-type="float" office:value="2829853479.2199998" table:style-name="ce17">
            <text:p>2.829.853.479<text:s/></text:p>
          </table:table-cell>
          <table:table-cell office:value-type="float" office:value="69608687.109999999" table:style-name="ce17">
            <text:p>69.608.687<text:s/></text:p>
          </table:table-cell>
          <table:table-cell office:value-type="float" office:value="28233903.399999999" table:style-name="ce17">
            <text:p>28.233.903<text:s/></text:p>
          </table:table-cell>
          <table:table-cell office:value-type="float" office:value="9597807.4700000007" table:style-name="ce17">
            <text:p>9.597.807<text:s/></text:p>
          </table:table-cell>
          <table:table-cell office:value-type="float" office:value="589829895.60000002" table:style-name="ce17">
            <text:p>589.829.896<text:s/></text:p>
          </table:table-cell>
          <table:table-cell office:value-type="float" office:value="295071069.25999999" table:style-name="ce17">
            <text:p>295.071.069<text:s/></text:p>
          </table:table-cell>
          <table:table-cell office:value-type="float" office:value="39318939.359999999" table:style-name="ce17">
            <text:p>39.318.939<text:s/></text:p>
          </table:table-cell>
          <table:table-cell office:value-type="float" office:value="7520758428.6300001" table:style-name="ce17">
            <text:p>7.520.758.429<text:s/></text:p>
          </table:table-cell>
          <table:table-cell office:value-type="float" office:value="19908926.699999999" table:style-name="ce17">
            <text:p>19.908.927<text:s/></text:p>
          </table:table-cell>
          <table:table-cell office:value-type="float" office:value="18517843892.640003" table:style-name="ce18">
            <text:p>18.517.843.8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12192010.300000001" table:style-name="ce17">
            <text:p>12.192.010<text:s/></text:p>
          </table:table-cell>
          <table:table-cell office:value-type="float" office:value="41479921.329999998" table:style-name="ce17">
            <text:p>41.479.921<text:s/></text:p>
          </table:table-cell>
          <table:table-cell office:value-type="float" office:value="83304572.859999999" table:style-name="ce17">
            <text:p>83.304.573<text:s/></text:p>
          </table:table-cell>
          <table:table-cell office:value-type="float" office:value="7339379" table:style-name="ce17">
            <text:p>7.339.379<text:s/></text:p>
          </table:table-cell>
          <table:table-cell office:value-type="float" office:value="184487016.66999999" table:style-name="ce17">
            <text:p>184.487.017<text:s/></text:p>
          </table:table-cell>
          <table:table-cell office:value-type="float" office:value="154925191.33000001" table:style-name="ce17">
            <text:p>154.925.191<text:s/></text:p>
          </table:table-cell>
          <table:table-cell office:value-type="float" office:value="3988297830.4299998" table:style-name="ce17">
            <text:p>3.988.297.830<text:s/></text:p>
          </table:table-cell>
          <table:table-cell office:value-type="float" office:value="92289817.340000004" table:style-name="ce17">
            <text:p>92.289.817<text:s/></text:p>
          </table:table-cell>
          <table:table-cell office:value-type="float" office:value="125240368.8" table:style-name="ce17">
            <text:p>125.240.369<text:s/></text:p>
          </table:table-cell>
          <table:table-cell office:value-type="float" office:value="48176171.259999998" table:style-name="ce17">
            <text:p>48.176.171<text:s/></text:p>
          </table:table-cell>
          <table:table-cell office:value-type="float" office:value="498465835.25999999" table:style-name="ce17">
            <text:p>498.465.835<text:s/></text:p>
          </table:table-cell>
          <table:table-cell office:value-type="float" office:value="53730772.490000002" table:style-name="ce17">
            <text:p>53.730.772<text:s/></text:p>
          </table:table-cell>
          <table:table-cell office:value-type="float" office:value="81994562.099999994" table:style-name="ce17">
            <text:p>81.994.562<text:s/></text:p>
          </table:table-cell>
          <table:table-cell office:value-type="float" office:value="90699601.760000005" table:style-name="ce17">
            <text:p>90.699.602<text:s/></text:p>
          </table:table-cell>
          <table:table-cell office:value-type="float" office:value="81281260.680000007" table:style-name="ce17">
            <text:p>81.281.261<text:s/></text:p>
          </table:table-cell>
          <table:table-cell office:value-type="float" office:value="160018017.96000001" table:style-name="ce17">
            <text:p>160.018.018<text:s/></text:p>
          </table:table-cell>
          <table:table-cell office:value-type="float" office:value="36458113.590000004" table:style-name="ce17">
            <text:p>36.458.114<text:s/></text:p>
          </table:table-cell>
          <table:table-cell office:value-type="float" office:value="324225181.06" table:style-name="ce17">
            <text:p>324.225.181<text:s/></text:p>
          </table:table-cell>
          <table:table-cell office:value-type="float" office:value="1180282382.9300001" table:style-name="ce17">
            <text:p>1.180.282.383<text:s/></text:p>
          </table:table-cell>
          <table:table-cell office:value-type="float" office:value="65530496.490000002" table:style-name="ce17">
            <text:p>65.530.496<text:s/></text:p>
          </table:table-cell>
          <table:table-cell office:value-type="float" office:value="23436576.079999998" table:style-name="ce17">
            <text:p>23.436.576<text:s/></text:p>
          </table:table-cell>
          <table:table-cell office:value-type="float" office:value="9298139.0500000007" table:style-name="ce17">
            <text:p>9.298.139<text:s/></text:p>
          </table:table-cell>
          <table:table-cell office:value-type="float" office:value="436822205.75" table:style-name="ce17">
            <text:p>436.822.206<text:s/></text:p>
          </table:table-cell>
          <table:table-cell office:value-type="float" office:value="221071211.71000001" table:style-name="ce17">
            <text:p>221.071.212<text:s/></text:p>
          </table:table-cell>
          <table:table-cell office:value-type="float" office:value="34074388.799999997" table:style-name="ce17">
            <text:p>34.074.389<text:s/></text:p>
          </table:table-cell>
          <table:table-cell office:value-type="float" office:value="2880750250.1700001" table:style-name="ce17">
            <text:p>2.880.750.250<text:s/></text:p>
          </table:table-cell>
          <table:table-cell office:value-type="float" office:value="16990578.449999999" table:style-name="ce17">
            <text:p>16.990.578<text:s/></text:p>
          </table:table-cell>
          <table:table-cell office:value-type="float" office:value="10932861853.650003" table:style-name="ce18">
            <text:p>10.932.861.8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64042.55" table:style-name="ce17">
            <text:p>264.043<text:s/></text:p>
          </table:table-cell>
          <table:table-cell office:value-type="float" office:value="1413618.13" table:style-name="ce17">
            <text:p>1.413.618<text:s/></text:p>
          </table:table-cell>
          <table:table-cell office:value-type="float" office:value="4044539.42" table:style-name="ce17">
            <text:p>4.044.539<text:s/></text:p>
          </table:table-cell>
          <table:table-cell office:value-type="float" office:value="85865.35" table:style-name="ce17">
            <text:p>85.865<text:s/></text:p>
          </table:table-cell>
          <table:table-cell office:value-type="float" office:value="10054268.890000001" table:style-name="ce17">
            <text:p>10.054.269<text:s/></text:p>
          </table:table-cell>
          <table:table-cell office:value-type="float" office:value="24926716.02" table:style-name="ce17">
            <text:p>24.926.716<text:s/></text:p>
          </table:table-cell>
          <table:table-cell office:value-type="float" office:value="330152549.5" table:style-name="ce17">
            <text:p>330.152.550<text:s/></text:p>
          </table:table-cell>
          <table:table-cell office:value-type="float" office:value="12848610.789999999" table:style-name="ce17">
            <text:p>12.848.611<text:s/></text:p>
          </table:table-cell>
          <table:table-cell office:value-type="float" office:value="7521747.79" table:style-name="ce17">
            <text:p>7.521.748<text:s/></text:p>
          </table:table-cell>
          <table:table-cell office:value-type="float" office:value="9188945.9800000004" table:style-name="ce17">
            <text:p>9.188.946<text:s/></text:p>
          </table:table-cell>
          <table:table-cell office:value-type="float" office:value="60545677.18" table:style-name="ce17">
            <text:p>60.545.677<text:s/></text:p>
          </table:table-cell>
          <table:table-cell office:value-type="float" office:value="3294305.69" table:style-name="ce17">
            <text:p>3.294.306<text:s/></text:p>
          </table:table-cell>
          <table:table-cell office:value-type="float" office:value="5481095.8799999999" table:style-name="ce17">
            <text:p>5.481.096<text:s/></text:p>
          </table:table-cell>
          <table:table-cell office:value-type="float" office:value="5012259.8099999996" table:style-name="ce17">
            <text:p>5.012.260<text:s/></text:p>
          </table:table-cell>
          <table:table-cell office:value-type="float" office:value="1989271.19" table:style-name="ce17">
            <text:p>1.989.271<text:s/></text:p>
          </table:table-cell>
          <table:table-cell office:value-type="float" office:value="11259142.630000001" table:style-name="ce17">
            <text:p>11.259.143<text:s/></text:p>
          </table:table-cell>
          <table:table-cell office:value-type="float" office:value="1126417.6499999999" table:style-name="ce17">
            <text:p>1.126.418<text:s/></text:p>
          </table:table-cell>
          <table:table-cell office:value-type="float" office:value="55705758.950000003" table:style-name="ce17">
            <text:p>55.705.759<text:s/></text:p>
          </table:table-cell>
          <table:table-cell office:value-type="float" office:value="654924629.45000005" table:style-name="ce17">
            <text:p>654.924.629<text:s/></text:p>
          </table:table-cell>
          <table:table-cell office:value-type="float" office:value="1602387.34" table:style-name="ce17">
            <text:p>1.602.387<text:s/></text:p>
          </table:table-cell>
          <table:table-cell office:value-type="float" office:value="3994277.68" table:style-name="ce17">
            <text:p>3.994.278<text:s/></text:p>
          </table:table-cell>
          <table:table-cell office:value-type="float" office:value="186380.81" table:style-name="ce17">
            <text:p>186.381<text:s/></text:p>
          </table:table-cell>
          <table:table-cell office:value-type="float" office:value="81612449.109999999" table:style-name="ce17">
            <text:p>81.612.449<text:s/></text:p>
          </table:table-cell>
          <table:table-cell office:value-type="float" office:value="39742157.689999998" table:style-name="ce17">
            <text:p>39.742.158<text:s/></text:p>
          </table:table-cell>
          <table:table-cell office:value-type="float" office:value="1953908.86" table:style-name="ce17">
            <text:p>1.953.909<text:s/></text:p>
          </table:table-cell>
          <table:table-cell office:value-type="float" office:value="2427461296.7600002" table:style-name="ce17">
            <text:p>2.427.461.297<text:s/></text:p>
          </table:table-cell>
          <table:table-cell office:value-type="float" office:value="904985.18" table:style-name="ce17">
            <text:p>904.985<text:s/></text:p>
          </table:table-cell>
          <table:table-cell office:value-type="float" office:value="3757297306.2800002" table:style-name="ce18">
            <text:p>3.757.297.3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6540.78" table:style-name="ce17">
            <text:p>6.541<text:s/></text:p>
          </table:table-cell>
          <table:table-cell office:value-type="float" office:value="148449.43" table:style-name="ce17">
            <text:p>148.449<text:s/></text:p>
          </table:table-cell>
          <table:table-cell office:value-type="float" office:value="13276225.92" table:style-name="ce17">
            <text:p>13.276.226<text:s/></text:p>
          </table:table-cell>
          <table:table-cell office:value-type="float" office:value="25919.7" table:style-name="ce17">
            <text:p>25.920<text:s/></text:p>
          </table:table-cell>
          <table:table-cell office:value-type="float" office:value="28559620.629999999" table:style-name="ce17">
            <text:p>28.559.621<text:s/></text:p>
          </table:table-cell>
          <table:table-cell office:value-type="float" office:value="14896171.18" table:style-name="ce17">
            <text:p>14.896.171<text:s/></text:p>
          </table:table-cell>
          <table:table-cell office:value-type="float" office:value="85206916.489999995" table:style-name="ce17">
            <text:p>85.206.916<text:s/></text:p>
          </table:table-cell>
          <table:table-cell office:value-type="float" office:value="10499340.73" table:style-name="ce17">
            <text:p>10.499.341<text:s/></text:p>
          </table:table-cell>
          <table:table-cell office:value-type="float" office:value="4225915.2" table:style-name="ce17">
            <text:p>4.225.915<text:s/></text:p>
          </table:table-cell>
          <table:table-cell office:value-type="float" office:value="415883.99" table:style-name="ce17">
            <text:p>415.884<text:s/></text:p>
          </table:table-cell>
          <table:table-cell office:value-type="float" office:value="32701977.420000002" table:style-name="ce17">
            <text:p>32.701.977<text:s/></text:p>
          </table:table-cell>
          <table:table-cell office:value-type="float" office:value="791750.32" table:style-name="ce17">
            <text:p>791.750<text:s/></text:p>
          </table:table-cell>
          <table:table-cell office:value-type="float" office:value="4715893.99" table:style-name="ce17">
            <text:p>4.715.894<text:s/></text:p>
          </table:table-cell>
          <table:table-cell office:value-type="float" office:value="1905801.84" table:style-name="ce17">
            <text:p>1.905.802<text:s/></text:p>
          </table:table-cell>
          <table:table-cell office:value-type="float" office:value="509569.96" table:style-name="ce17">
            <text:p>509.570<text:s/></text:p>
          </table:table-cell>
          <table:table-cell office:value-type="float" office:value="6133673.5300000003" table:style-name="ce17">
            <text:p>6.133.674<text:s/></text:p>
          </table:table-cell>
          <table:table-cell office:value-type="float" office:value="121152.13" table:style-name="ce17">
            <text:p>121.152<text:s/></text:p>
          </table:table-cell>
          <table:table-cell office:value-type="float" office:value="32445577.73" table:style-name="ce17">
            <text:p>32.445.578<text:s/></text:p>
          </table:table-cell>
          <table:table-cell office:value-type="float" office:value="869370509.39999998" table:style-name="ce17">
            <text:p>869.370.509<text:s/></text:p>
          </table:table-cell>
          <table:table-cell office:value-type="float" office:value="625614.18999999994" table:style-name="ce17">
            <text:p>625.614<text:s/></text:p>
          </table:table-cell>
          <table:table-cell office:value-type="float" office:value="159221.23000000001" table:style-name="ce17">
            <text:p>159.221<text:s/></text:p>
          </table:table-cell>
          <table:table-cell office:value-type="float" office:value="1434.43" table:style-name="ce17">
            <text:p>1.434<text:s/></text:p>
          </table:table-cell>
          <table:table-cell office:value-type="float" office:value="27443255.469999999" table:style-name="ce17">
            <text:p>27.443.255<text:s/></text:p>
          </table:table-cell>
          <table:table-cell office:value-type="float" office:value="16433025.68" table:style-name="ce17">
            <text:p>16.433.026<text:s/></text:p>
          </table:table-cell>
          <table:table-cell office:value-type="float" office:value="1104198.6000000001" table:style-name="ce17">
            <text:p>1.104.199<text:s/></text:p>
          </table:table-cell>
          <table:table-cell office:value-type="float" office:value="1417419296.1099999" table:style-name="ce17">
            <text:p>1.417.419.296<text:s/></text:p>
          </table:table-cell>
          <table:table-cell office:value-type="float" office:value="888938.8" table:style-name="ce17">
            <text:p>888.939<text:s/></text:p>
          </table:table-cell>
          <table:table-cell office:value-type="float" office:value="2570031874.8800001" table:style-name="ce18">
            <text:p>2.570.031.8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92578.79" table:style-name="ce17">
            <text:p>592.579<text:s/></text:p>
          </table:table-cell>
          <table:table-cell office:value-type="float" office:value="1624813.22" table:style-name="ce17">
            <text:p>1.624.813<text:s/></text:p>
          </table:table-cell>
          <table:table-cell office:value-type="float" office:value="4648376.84" table:style-name="ce17">
            <text:p>4.648.377<text:s/></text:p>
          </table:table-cell>
          <table:table-cell office:value-type="float" office:value="453216.75" table:style-name="ce17">
            <text:p>453.217<text:s/></text:p>
          </table:table-cell>
          <table:table-cell office:value-type="float" office:value="13362181.139999999" table:style-name="ce17">
            <text:p>13.362.181<text:s/></text:p>
          </table:table-cell>
          <table:table-cell office:value-type="float" office:value="10390313.620000001" table:style-name="ce17">
            <text:p>10.390.314<text:s/></text:p>
          </table:table-cell>
          <table:table-cell office:value-type="float" office:value="139339895.21000001" table:style-name="ce17">
            <text:p>139.339.895<text:s/></text:p>
          </table:table-cell>
          <table:table-cell office:value-type="float" office:value="7993336.2400000002" table:style-name="ce17">
            <text:p>7.993.336<text:s/></text:p>
          </table:table-cell>
          <table:table-cell office:value-type="float" office:value="7074696.3200000003" table:style-name="ce17">
            <text:p>7.074.696<text:s/></text:p>
          </table:table-cell>
          <table:table-cell office:value-type="float" office:value="2550091.1000000006" table:style-name="ce17">
            <text:p>2.550.091<text:s/></text:p>
          </table:table-cell>
          <table:table-cell office:value-type="float" office:value="35277144.450000003" table:style-name="ce17">
            <text:p>35.277.144<text:s/></text:p>
          </table:table-cell>
          <table:table-cell office:value-type="float" office:value="2379565.9799999995" table:style-name="ce17">
            <text:p>2.379.566<text:s/></text:p>
          </table:table-cell>
          <table:table-cell office:value-type="float" office:value="3973692.5" table:style-name="ce17">
            <text:p>3.973.693<text:s/></text:p>
          </table:table-cell>
          <table:table-cell office:value-type="float" office:value="4076287.6100000003" table:style-name="ce17">
            <text:p>4.076.288<text:s/></text:p>
          </table:table-cell>
          <table:table-cell office:value-type="float" office:value="1689555.6800000002" table:style-name="ce17">
            <text:p>1.689.556<text:s/></text:p>
          </table:table-cell>
          <table:table-cell office:value-type="float" office:value="8229946.25" table:style-name="ce17">
            <text:p>8.229.946<text:s/></text:p>
          </table:table-cell>
          <table:table-cell office:value-type="float" office:value="1776229" table:style-name="ce17">
            <text:p>1.776.229<text:s/></text:p>
          </table:table-cell>
          <table:table-cell office:value-type="float" office:value="24123996.600000001" table:style-name="ce17">
            <text:p>24.123.997<text:s/></text:p>
          </table:table-cell>
          <table:table-cell office:value-type="float" office:value="125275957.44" table:style-name="ce17">
            <text:p>125.275.957<text:s/></text:p>
          </table:table-cell>
          <table:table-cell office:value-type="float" office:value="1850189.09" table:style-name="ce17">
            <text:p>1.850.189<text:s/></text:p>
          </table:table-cell>
          <table:table-cell office:value-type="float" office:value="643828.40999999992" table:style-name="ce17">
            <text:p>643.828<text:s/></text:p>
          </table:table-cell>
          <table:table-cell office:value-type="float" office:value="111853.18" table:style-name="ce17">
            <text:p>111.853<text:s/></text:p>
          </table:table-cell>
          <table:table-cell office:value-type="float" office:value="43951985.270000003" table:style-name="ce17">
            <text:p>43.951.985<text:s/></text:p>
          </table:table-cell>
          <table:table-cell office:value-type="float" office:value="17824674.18" table:style-name="ce17">
            <text:p>17.824.674<text:s/></text:p>
          </table:table-cell>
          <table:table-cell office:value-type="float" office:value="2186443.1" table:style-name="ce17">
            <text:p>2.186.443<text:s/></text:p>
          </table:table-cell>
          <table:table-cell office:value-type="float" office:value="795127585.59000003" table:style-name="ce17">
            <text:p>795.127.586<text:s/></text:p>
          </table:table-cell>
          <table:table-cell office:value-type="float" office:value="1124424.27" table:style-name="ce17">
            <text:p>1.124.424<text:s/></text:p>
          </table:table-cell>
          <table:table-cell office:value-type="float" office:value="1257652857.8299999" table:style-name="ce18">
            <text:p>1.257.652.8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91585.65" table:style-name="ce17">
            <text:p>491.586<text:s/></text:p>
          </table:table-cell>
          <table:table-cell office:value-type="float" office:value="1100322.9099999999" table:style-name="ce17">
            <text:p>1.100.323<text:s/></text:p>
          </table:table-cell>
          <table:table-cell office:value-type="float" office:value="4199259.67" table:style-name="ce17">
            <text:p>4.199.260<text:s/></text:p>
          </table:table-cell>
          <table:table-cell office:value-type="float" office:value="71656.78" table:style-name="ce17">
            <text:p>71.657<text:s/></text:p>
          </table:table-cell>
          <table:table-cell office:value-type="float" office:value="4931059.96" table:style-name="ce17">
            <text:p>4.931.060<text:s/></text:p>
          </table:table-cell>
          <table:table-cell office:value-type="float" office:value="3806946.29" table:style-name="ce17">
            <text:p>3.806.946<text:s/></text:p>
          </table:table-cell>
          <table:table-cell office:value-type="float" office:value="478540103.31999999" table:style-name="ce17">
            <text:p>478.540.103<text:s/></text:p>
          </table:table-cell>
          <table:table-cell office:value-type="float" office:value="11094919.220000001" table:style-name="ce17">
            <text:p>11.094.919<text:s/></text:p>
          </table:table-cell>
          <table:table-cell office:value-type="float" office:value="9887413.8599999994" table:style-name="ce17">
            <text:p>9.887.414<text:s/></text:p>
          </table:table-cell>
          <table:table-cell office:value-type="float" office:value="409704.6" table:style-name="ce17">
            <text:p>409.705<text:s/></text:p>
          </table:table-cell>
          <table:table-cell office:value-type="float" office:value="78050450.980000004" table:style-name="ce17">
            <text:p>78.050.451<text:s/></text:p>
          </table:table-cell>
          <table:table-cell office:value-type="float" office:value="6679156.5300000003" table:style-name="ce17">
            <text:p>6.679.157<text:s/></text:p>
          </table:table-cell>
          <table:table-cell office:value-type="float" office:value="11793342.220000001" table:style-name="ce17">
            <text:p>11.793.342<text:s/></text:p>
          </table:table-cell>
          <table:table-cell office:value-type="float" office:value="10656908.470000001" table:style-name="ce17">
            <text:p>10.656.908<text:s/></text:p>
          </table:table-cell>
          <table:table-cell office:value-type="float" office:value="1521698.17" table:style-name="ce17">
            <text:p>1.521.698<text:s/></text:p>
          </table:table-cell>
          <table:table-cell office:value-type="float" office:value="11089694.970000001" table:style-name="ce17">
            <text:p>11.089.695<text:s/></text:p>
          </table:table-cell>
          <table:table-cell office:value-type="float" office:value="163807.32" table:style-name="ce17">
            <text:p>163.807<text:s/></text:p>
          </table:table-cell>
          <table:table-cell office:value-type="float" office:value="58792932.859999999" table:style-name="ce17">
            <text:p>58.792.933<text:s/></text:p>
          </table:table-cell>
          <table:table-cell office:value-type="float" office:value="111939587.81" table:style-name="ce17">
            <text:p>111.939.588<text:s/></text:p>
          </table:table-cell>
          <table:table-cell office:value-type="float" office:value="1159994.82" table:style-name="ce17">
            <text:p>1.159.995<text:s/></text:p>
          </table:table-cell>
          <table:table-cell office:value-type="float" office:value="6992903.7599999998" table:style-name="ce17">
            <text:p>6.992.904<text:s/></text:p>
          </table:table-cell>
          <table:table-cell office:value-type="float" office:value="42742.07" table:style-name="ce17">
            <text:p>42.742<text:s/></text:p>
          </table:table-cell>
          <table:table-cell office:value-type="float" office:value="113056868.18000001" table:style-name="ce17">
            <text:p>113.056.868<text:s/></text:p>
          </table:table-cell>
          <table:table-cell office:value-type="float" office:value="24300878.010000002" table:style-name="ce17">
            <text:p>24.300.878<text:s/></text:p>
          </table:table-cell>
          <table:table-cell office:value-type="float" office:value="4189392.85" table:style-name="ce17">
            <text:p>4.189.393<text:s/></text:p>
          </table:table-cell>
          <table:table-cell office:value-type="float" office:value="2044738974.47" table:style-name="ce17">
            <text:p>2.044.738.974<text:s/></text:p>
          </table:table-cell>
          <table:table-cell office:value-type="float" office:value="261777.93" table:style-name="ce17">
            <text:p>261.778<text:s/></text:p>
          </table:table-cell>
          <table:table-cell office:value-type="float" office:value="2999964083.6800003" table:style-name="ce18">
            <text:p>2.999.964.0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60487.75" table:style-name="ce17">
            <text:p>60.488<text:s/></text:p>
          </table:table-cell>
          <table:table-cell office:value-type="float" office:value="282887.84999999998" table:style-name="ce17">
            <text:p>282.888<text:s/></text:p>
          </table:table-cell>
          <table:table-cell office:value-type="float" office:value="198133.22" table:style-name="ce17">
            <text:p>198.133<text:s/></text:p>
          </table:table-cell>
          <table:table-cell office:value-type="float" office:value="33015.64" table:style-name="ce17">
            <text:p>33.016<text:s/></text:p>
          </table:table-cell>
          <table:table-cell office:value-type="float" office:value="2586284.02" table:style-name="ce17">
            <text:p>2.586.284<text:s/></text:p>
          </table:table-cell>
          <table:table-cell office:value-type="float" office:value="212576.66" table:style-name="ce17">
            <text:p>212.577<text:s/></text:p>
          </table:table-cell>
          <table:table-cell office:value-type="float" office:value="101803.88" table:style-name="ce17">
            <text:p>101.804<text:s/></text:p>
          </table:table-cell>
          <table:table-cell office:value-type="float" office:value="687063.56" table:style-name="ce17">
            <text:p>687.064<text:s/></text:p>
          </table:table-cell>
          <table:table-cell office:value-type="float" office:value="12962328.789999999" table:style-name="ce17">
            <text:p>12.962.329<text:s/></text:p>
          </table:table-cell>
          <table:table-cell office:value-type="float" office:value="482832.82" table:style-name="ce17">
            <text:p>482.833<text:s/></text:p>
          </table:table-cell>
          <table:table-cell office:value-type="float" office:value="9774868.3200000003" table:style-name="ce17">
            <text:p>9.774.868<text:s/></text:p>
          </table:table-cell>
          <table:table-cell office:value-type="float" office:value="30996344.039999999" table:style-name="ce17">
            <text:p>30.996.344<text:s/></text:p>
          </table:table-cell>
          <table:table-cell office:value-type="float" office:value="18917088.109999999" table:style-name="ce17">
            <text:p>18.917.088<text:s/></text:p>
          </table:table-cell>
          <table:table-cell office:value-type="float" office:value="2055270.29" table:style-name="ce17">
            <text:p>2.055.270<text:s/></text:p>
          </table:table-cell>
          <table:table-cell office:value-type="float" office:value="316898.25" table:style-name="ce17">
            <text:p>316.898<text:s/></text:p>
          </table:table-cell>
          <table:table-cell office:value-type="float" office:value="552285.26" table:style-name="ce17">
            <text:p>552.285<text:s/></text:p>
          </table:table-cell>
          <table:table-cell office:value-type="float" office:value="961240.12" table:style-name="ce17">
            <text:p>961.240<text:s/></text:p>
          </table:table-cell>
          <table:table-cell office:value-type="float" office:value="9702172.2899999991" table:style-name="ce17">
            <text:p>9.702.172<text:s/></text:p>
          </table:table-cell>
          <table:table-cell office:value-type="float" office:value="823120.67" table:style-name="ce17">
            <text:p>823.121<text:s/></text:p>
          </table:table-cell>
          <table:table-cell office:value-type="float" office:value="210425.01" table:style-name="ce17">
            <text:p>210.425<text:s/></text:p>
          </table:table-cell>
          <table:table-cell office:value-type="float" office:value="574080.53" table:style-name="ce17">
            <text:p>574.081<text:s/></text:p>
          </table:table-cell>
          <table:table-cell office:value-type="float" office:value="92883.04" table:style-name="ce17">
            <text:p>92.883<text:s/></text:p>
          </table:table-cell>
          <table:table-cell office:value-type="float" office:value="11954111.300000001" table:style-name="ce17">
            <text:p>11.954.111<text:s/></text:p>
          </table:table-cell>
          <table:table-cell office:value-type="float" office:value="1193806.05" table:style-name="ce17">
            <text:p>1.193.806<text:s/></text:p>
          </table:table-cell>
          <table:table-cell office:value-type="float" office:value="197277.17" table:style-name="ce17">
            <text:p>197.277<text:s/></text:p>
          </table:table-cell>
          <table:table-cell office:value-type="float" office:value="18561111.510000002" table:style-name="ce17">
            <text:p>18.561.112<text:s/></text:p>
          </table:table-cell>
          <table:table-cell office:value-type="float" office:value="1623880.27" table:style-name="ce17">
            <text:p>1.623.880<text:s/></text:p>
          </table:table-cell>
          <table:table-cell office:value-type="float" office:value="126114276.42000002" table:style-name="ce18">
            <text:p>126.114.2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9670834.0999999996" table:style-name="ce17">
            <text:p>9.670.834<text:s/></text:p>
          </table:table-cell>
          <table:table-cell office:value-type="float" office:value="61619480.390000001" table:style-name="ce17">
            <text:p>61.619.480<text:s/></text:p>
          </table:table-cell>
          <table:table-cell office:value-type="float" office:value="319615685.44" table:style-name="ce17">
            <text:p>319.615.685<text:s/></text:p>
          </table:table-cell>
          <table:table-cell office:value-type="float" office:value="8656285.8000000007" table:style-name="ce17">
            <text:p>8.656.286<text:s/></text:p>
          </table:table-cell>
          <table:table-cell office:value-type="float" office:value="528133182.64999998" table:style-name="ce17">
            <text:p>528.133.183<text:s/></text:p>
          </table:table-cell>
          <table:table-cell office:value-type="float" office:value="305704454.94" table:style-name="ce17">
            <text:p>305.704.455<text:s/></text:p>
          </table:table-cell>
          <table:table-cell office:value-type="float" office:value="779285125.51999998" table:style-name="ce17">
            <text:p>779.285.126<text:s/></text:p>
          </table:table-cell>
          <table:table-cell office:value-type="float" office:value="358859923.13" table:style-name="ce17">
            <text:p>358.859.923<text:s/></text:p>
          </table:table-cell>
          <table:table-cell office:value-type="float" office:value="243479928.34999999" table:style-name="ce17">
            <text:p>243.479.928<text:s/></text:p>
          </table:table-cell>
          <table:table-cell office:value-type="float" office:value="132336396.90000001" table:style-name="ce17">
            <text:p>132.336.397<text:s/></text:p>
          </table:table-cell>
          <table:table-cell office:value-type="float" office:value="1022785817.83" table:style-name="ce17">
            <text:p>1.022.785.818<text:s/></text:p>
          </table:table-cell>
          <table:table-cell office:value-type="float" office:value="92834245.390000001" table:style-name="ce17">
            <text:p>92.834.245<text:s/></text:p>
          </table:table-cell>
          <table:table-cell office:value-type="float" office:value="140887270.24000001" table:style-name="ce17">
            <text:p>140.887.270<text:s/></text:p>
          </table:table-cell>
          <table:table-cell office:value-type="float" office:value="142820650.06" table:style-name="ce17">
            <text:p>142.820.650<text:s/></text:p>
          </table:table-cell>
          <table:table-cell office:value-type="float" office:value="69962493.540000007" table:style-name="ce17">
            <text:p>69.962.494<text:s/></text:p>
          </table:table-cell>
          <table:table-cell office:value-type="float" office:value="505968402.07999998" table:style-name="ce17">
            <text:p>505.968.402<text:s/></text:p>
          </table:table-cell>
          <table:table-cell office:value-type="float" office:value="70773687.739999995" table:style-name="ce17">
            <text:p>70.773.688<text:s/></text:p>
          </table:table-cell>
          <table:table-cell office:value-type="float" office:value="1124458325.45" table:style-name="ce17">
            <text:p>1.124.458.325<text:s/></text:p>
          </table:table-cell>
          <table:table-cell office:value-type="float" office:value="4563701386.0200005" table:style-name="ce17">
            <text:p>4.563.701.386<text:s/></text:p>
          </table:table-cell>
          <table:table-cell office:value-type="float" office:value="66338807.299999997" table:style-name="ce17">
            <text:p>66.338.807<text:s/></text:p>
          </table:table-cell>
          <table:table-cell office:value-type="float" office:value="42689293.009999998" table:style-name="ce17">
            <text:p>42.689.293<text:s/></text:p>
          </table:table-cell>
          <table:table-cell office:value-type="float" office:value="10574161.57" table:style-name="ce17">
            <text:p>10.574.162<text:s/></text:p>
          </table:table-cell>
          <table:table-cell office:value-type="float" office:value="1014914238.89" table:style-name="ce17">
            <text:p>1.014.914.239<text:s/></text:p>
          </table:table-cell>
          <table:table-cell office:value-type="float" office:value="1009311892.8099999" table:style-name="ce17">
            <text:p>1.009.311.893<text:s/></text:p>
          </table:table-cell>
          <table:table-cell office:value-type="float" office:value="42985924.579999998" table:style-name="ce17">
            <text:p>42.985.925<text:s/></text:p>
          </table:table-cell>
          <table:table-cell office:value-type="float" office:value="8469123467.0699997" table:style-name="ce17">
            <text:p>8.469.123.467<text:s/></text:p>
          </table:table-cell>
          <table:table-cell office:value-type="float" office:value="28395203.829999998" table:style-name="ce17">
            <text:p>28.395.204<text:s/></text:p>
          </table:table-cell>
          <table:table-cell office:value-type="float" office:value="21165886564.629997" table:style-name="ce18">
            <text:p>21.165.886.5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9199.7900000000009" table:style-name="ce17">
            <text:p>9.200<text:s/></text:p>
          </table:table-cell>
          <table:table-cell office:value-type="float" office:value="61892.53" table:style-name="ce17">
            <text:p>61.893<text:s/></text:p>
          </table:table-cell>
          <table:table-cell office:value-type="float" office:value="207306.47" table:style-name="ce17">
            <text:p>207.306<text:s/></text:p>
          </table:table-cell>
          <table:table-cell office:value-type="float" office:value="30935.13" table:style-name="ce17">
            <text:p>30.935<text:s/></text:p>
          </table:table-cell>
          <table:table-cell office:value-type="float" office:value="1740868.71" table:style-name="ce17">
            <text:p>1.740.869<text:s/></text:p>
          </table:table-cell>
          <table:table-cell office:value-type="float" office:value="20693353.219999999" table:style-name="ce17">
            <text:p>20.693.353<text:s/></text:p>
          </table:table-cell>
          <table:table-cell office:value-type="float" office:value="279431081.06999999" table:style-name="ce17">
            <text:p>279.431.081<text:s/></text:p>
          </table:table-cell>
          <table:table-cell office:value-type="float" office:value="6774960.6799999997" table:style-name="ce17">
            <text:p>6.774.961<text:s/></text:p>
          </table:table-cell>
          <table:table-cell office:value-type="float" office:value="336033.97" table:style-name="ce17">
            <text:p>336.034<text:s/></text:p>
          </table:table-cell>
          <table:table-cell office:value-type="float" office:value="30731.96" table:style-name="ce17">
            <text:p>30.732<text:s/></text:p>
          </table:table-cell>
          <table:table-cell office:value-type="float" office:value="32564178.199999999" table:style-name="ce17">
            <text:p>32.564.178<text:s/></text:p>
          </table:table-cell>
          <table:table-cell office:value-type="float" office:value="8550.58" table:style-name="ce17">
            <text:p>8.551<text:s/></text:p>
          </table:table-cell>
          <table:table-cell office:value-type="float" office:value="183330.89" table:style-name="ce17">
            <text:p>183.331<text:s/></text:p>
          </table:table-cell>
          <table:table-cell office:value-type="float" office:value="11598725.16" table:style-name="ce17">
            <text:p>11.598.725<text:s/></text:p>
          </table:table-cell>
          <table:table-cell office:value-type="float" office:value="26584.959999999999" table:style-name="ce17">
            <text:p>26.585<text:s/></text:p>
          </table:table-cell>
          <table:table-cell office:value-type="float" office:value="1173386.3999999999" table:style-name="ce17">
            <text:p>1.173.386<text:s/></text:p>
          </table:table-cell>
          <table:table-cell office:value-type="float" office:value="49604.37" table:style-name="ce17">
            <text:p>49.604<text:s/></text:p>
          </table:table-cell>
          <table:table-cell office:value-type="float" office:value="8912967.5899999999" table:style-name="ce17">
            <text:p>8.912.968<text:s/></text:p>
          </table:table-cell>
          <table:table-cell office:value-type="float" office:value="134504569.91999999" table:style-name="ce17">
            <text:p>134.504.570<text:s/></text:p>
          </table:table-cell>
          <table:table-cell office:value-type="float" office:value="146291.96" table:style-name="ce17">
            <text:p>146.292<text:s/></text:p>
          </table:table-cell>
          <table:table-cell office:value-type="float" office:value="133121.56" table:style-name="ce17">
            <text:p>133.122<text:s/></text:p>
          </table:table-cell>
          <table:table-cell office:value-type="float" office:value="1258.77" table:style-name="ce17">
            <text:p>1.259<text:s/></text:p>
          </table:table-cell>
          <table:table-cell office:value-type="float" office:value="41969934.759999998" table:style-name="ce17">
            <text:p>41.969.935<text:s/></text:p>
          </table:table-cell>
          <table:table-cell office:value-type="float" office:value="1549463.93" table:style-name="ce17">
            <text:p>1.549.464<text:s/></text:p>
          </table:table-cell>
          <table:table-cell office:value-type="float" office:value="1792960.71" table:style-name="ce17">
            <text:p>1.792.961<text:s/></text:p>
          </table:table-cell>
          <table:table-cell office:value-type="float" office:value="1636475128.5799999" table:style-name="ce17">
            <text:p>1.636.475.129<text:s/></text:p>
          </table:table-cell>
          <table:table-cell office:value-type="float" office:value="18904.97" table:style-name="ce17">
            <text:p>18.905<text:s/></text:p>
          </table:table-cell>
          <table:table-cell office:value-type="float" office:value="2180425326.8399997" table:style-name="ce18">
            <text:p>2.180.425.3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9661634.3100000005" table:style-name="ce17">
            <text:p>9.661.634<text:s/></text:p>
          </table:table-cell>
          <table:table-cell office:value-type="float" office:value="61557587.859999999" table:style-name="ce17">
            <text:p>61.557.588<text:s/></text:p>
          </table:table-cell>
          <table:table-cell office:value-type="float" office:value="319408378.96999997" table:style-name="ce17">
            <text:p>319.408.379<text:s/></text:p>
          </table:table-cell>
          <table:table-cell office:value-type="float" office:value="8625350.6699999981" table:style-name="ce17">
            <text:p>8.625.351<text:s/></text:p>
          </table:table-cell>
          <table:table-cell office:value-type="float" office:value="526392313.93999994" table:style-name="ce17">
            <text:p>526.392.314<text:s/></text:p>
          </table:table-cell>
          <table:table-cell office:value-type="float" office:value="285011101.71999997" table:style-name="ce17">
            <text:p>285.011.102<text:s/></text:p>
          </table:table-cell>
          <table:table-cell office:value-type="float" office:value="499854044.44999999" table:style-name="ce17">
            <text:p>499.854.044<text:s/></text:p>
          </table:table-cell>
          <table:table-cell office:value-type="float" office:value="352084962.44999993" table:style-name="ce17">
            <text:p>352.084.962<text:s/></text:p>
          </table:table-cell>
          <table:table-cell office:value-type="float" office:value="243143894.38000003" table:style-name="ce17">
            <text:p>243.143.894<text:s/></text:p>
          </table:table-cell>
          <table:table-cell office:value-type="float" office:value="132305664.94000001" table:style-name="ce17">
            <text:p>132.305.665<text:s/></text:p>
          </table:table-cell>
          <table:table-cell office:value-type="float" office:value="990221639.63" table:style-name="ce17">
            <text:p>990.221.640<text:s/></text:p>
          </table:table-cell>
          <table:table-cell office:value-type="float" office:value="92825694.809999987" table:style-name="ce17">
            <text:p>92.825.695<text:s/></text:p>
          </table:table-cell>
          <table:table-cell office:value-type="float" office:value="140703939.34999999" table:style-name="ce17">
            <text:p>140.703.939<text:s/></text:p>
          </table:table-cell>
          <table:table-cell office:value-type="float" office:value="131221924.90000001" table:style-name="ce17">
            <text:p>131.221.925<text:s/></text:p>
          </table:table-cell>
          <table:table-cell office:value-type="float" office:value="69935908.579999998" table:style-name="ce17">
            <text:p>69.935.909<text:s/></text:p>
          </table:table-cell>
          <table:table-cell office:value-type="float" office:value="504795015.68000001" table:style-name="ce17">
            <text:p>504.795.016<text:s/></text:p>
          </table:table-cell>
          <table:table-cell office:value-type="float" office:value="70724083.370000005" table:style-name="ce17">
            <text:p>70.724.083<text:s/></text:p>
          </table:table-cell>
          <table:table-cell office:value-type="float" office:value="1115545357.8599999" table:style-name="ce17">
            <text:p>1.115.545.358<text:s/></text:p>
          </table:table-cell>
          <table:table-cell office:value-type="float" office:value="4429196816.0999994" table:style-name="ce17">
            <text:p>4.429.196.816<text:s/></text:p>
          </table:table-cell>
          <table:table-cell office:value-type="float" office:value="66192515.339999996" table:style-name="ce17">
            <text:p>66.192.515<text:s/></text:p>
          </table:table-cell>
          <table:table-cell office:value-type="float" office:value="42556171.449999996" table:style-name="ce17">
            <text:p>42.556.171<text:s/></text:p>
          </table:table-cell>
          <table:table-cell office:value-type="float" office:value="10572902.799999999" table:style-name="ce17">
            <text:p>10.572.903<text:s/></text:p>
          </table:table-cell>
          <table:table-cell office:value-type="float" office:value="972944304.13" table:style-name="ce17">
            <text:p>972.944.304<text:s/></text:p>
          </table:table-cell>
          <table:table-cell office:value-type="float" office:value="1007762428.88" table:style-name="ce17">
            <text:p>1.007.762.429<text:s/></text:p>
          </table:table-cell>
          <table:table-cell office:value-type="float" office:value="41192963.869999997" table:style-name="ce17">
            <text:p>41.192.964<text:s/></text:p>
          </table:table-cell>
          <table:table-cell office:value-type="float" office:value="6832648338.4899998" table:style-name="ce17">
            <text:p>6.832.648.338<text:s/></text:p>
          </table:table-cell>
          <table:table-cell office:value-type="float" office:value="28376298.860000003" table:style-name="ce17">
            <text:p>28.376.299<text:s/></text:p>
          </table:table-cell>
          <table:table-cell office:value-type="float" office:value="18985461237.790001" table:style-name="ce18">
            <text:p>18.985.461.2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524857.72" table:style-name="ce17">
            <text:p>3.524.858<text:s/></text:p>
          </table:table-cell>
          <table:table-cell office:value-type="float" office:value="15489383.449999999" table:style-name="ce17">
            <text:p>15.489.383<text:s/></text:p>
          </table:table-cell>
          <table:table-cell office:value-type="float" office:value="87231046.409999996" table:style-name="ce17">
            <text:p>87.231.046<text:s/></text:p>
          </table:table-cell>
          <table:table-cell office:value-type="float" office:value="4346229.5599999996" table:style-name="ce17">
            <text:p>4.346.230<text:s/></text:p>
          </table:table-cell>
          <table:table-cell office:value-type="float" office:value="153255365.59" table:style-name="ce17">
            <text:p>153.255.366<text:s/></text:p>
          </table:table-cell>
          <table:table-cell office:value-type="float" office:value="88778525.340000004" table:style-name="ce17">
            <text:p>88.778.525<text:s/></text:p>
          </table:table-cell>
          <table:table-cell office:value-type="float" office:value="343713768.19999999" table:style-name="ce17">
            <text:p>343.713.768<text:s/></text:p>
          </table:table-cell>
          <table:table-cell office:value-type="float" office:value="95168016.379999995" table:style-name="ce17">
            <text:p>95.168.016<text:s/></text:p>
          </table:table-cell>
          <table:table-cell office:value-type="float" office:value="87010042.290000007" table:style-name="ce17">
            <text:p>87.010.042<text:s/></text:p>
          </table:table-cell>
          <table:table-cell office:value-type="float" office:value="41148422.219999999" table:style-name="ce17">
            <text:p>41.148.422<text:s/></text:p>
          </table:table-cell>
          <table:table-cell office:value-type="float" office:value="425057483.00999999" table:style-name="ce17">
            <text:p>425.057.483<text:s/></text:p>
          </table:table-cell>
          <table:table-cell office:value-type="float" office:value="30652358.670000002" table:style-name="ce17">
            <text:p>30.652.359<text:s/></text:p>
          </table:table-cell>
          <table:table-cell office:value-type="float" office:value="42210820.810000002" table:style-name="ce17">
            <text:p>42.210.821<text:s/></text:p>
          </table:table-cell>
          <table:table-cell office:value-type="float" office:value="51976738.140000001" table:style-name="ce17">
            <text:p>51.976.738<text:s/></text:p>
          </table:table-cell>
          <table:table-cell office:value-type="float" office:value="26577676.5" table:style-name="ce17">
            <text:p>26.577.677<text:s/></text:p>
          </table:table-cell>
          <table:table-cell office:value-type="float" office:value="136758596.13" table:style-name="ce17">
            <text:p>136.758.596<text:s/></text:p>
          </table:table-cell>
          <table:table-cell office:value-type="float" office:value="23424919.09" table:style-name="ce17">
            <text:p>23.424.919<text:s/></text:p>
          </table:table-cell>
          <table:table-cell office:value-type="float" office:value="299778951.19999999" table:style-name="ce17">
            <text:p>299.778.951<text:s/></text:p>
          </table:table-cell>
          <table:table-cell office:value-type="float" office:value="1061373043.5700001" table:style-name="ce17">
            <text:p>1.061.373.044<text:s/></text:p>
          </table:table-cell>
          <table:table-cell office:value-type="float" office:value="26041408.390000001" table:style-name="ce17">
            <text:p>26.041.408<text:s/></text:p>
          </table:table-cell>
          <table:table-cell office:value-type="float" office:value="16949255.25" table:style-name="ce17">
            <text:p>16.949.255<text:s/></text:p>
          </table:table-cell>
          <table:table-cell office:value-type="float" office:value="7254718.8799999999" table:style-name="ce17">
            <text:p>7.254.719<text:s/></text:p>
          </table:table-cell>
          <table:table-cell office:value-type="float" office:value="279432884.79000002" table:style-name="ce17">
            <text:p>279.432.885<text:s/></text:p>
          </table:table-cell>
          <table:table-cell office:value-type="float" office:value="253624937.66" table:style-name="ce17">
            <text:p>253.624.938<text:s/></text:p>
          </table:table-cell>
          <table:table-cell office:value-type="float" office:value="17393744.030000001" table:style-name="ce17">
            <text:p>17.393.744<text:s/></text:p>
          </table:table-cell>
          <table:table-cell office:value-type="float" office:value="2031577030.7" table:style-name="ce17">
            <text:p>2.031.577.031<text:s/></text:p>
          </table:table-cell>
          <table:table-cell office:value-type="float" office:value="11804298.039999999" table:style-name="ce17">
            <text:p>11.804.298<text:s/></text:p>
          </table:table-cell>
          <table:table-cell office:value-type="float" office:value="5661554522.0200005" table:style-name="ce18">
            <text:p>5.661.554.5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492.67" table:style-name="ce17">
            <text:p>1.493<text:s/></text:p>
          </table:table-cell>
          <table:table-cell office:value-type="float" office:value="10258.75" table:style-name="ce17">
            <text:p>10.259<text:s/></text:p>
          </table:table-cell>
          <table:table-cell office:value-type="float" office:value="33984.26" table:style-name="ce17">
            <text:p>33.984<text:s/></text:p>
          </table:table-cell>
          <table:table-cell office:value-type="float" office:value="5017.33" table:style-name="ce17">
            <text:p>5.017<text:s/></text:p>
          </table:table-cell>
          <table:table-cell office:value-type="float" office:value="251057.62" table:style-name="ce17">
            <text:p>251.058<text:s/></text:p>
          </table:table-cell>
          <table:table-cell office:value-type="float" office:value="3370769.48" table:style-name="ce17">
            <text:p>3.370.769<text:s/></text:p>
          </table:table-cell>
          <table:table-cell office:value-type="float" office:value="46222558.149999999" table:style-name="ce17">
            <text:p>46.222.558<text:s/></text:p>
          </table:table-cell>
          <table:table-cell office:value-type="float" office:value="1126656.6299999999" table:style-name="ce17">
            <text:p>1.126.657<text:s/></text:p>
          </table:table-cell>
          <table:table-cell office:value-type="float" office:value="53631.21" table:style-name="ce17">
            <text:p>53.631<text:s/></text:p>
          </table:table-cell>
          <table:table-cell office:value-type="float" office:value="4353.43" table:style-name="ce17">
            <text:p>4.353<text:s/></text:p>
          </table:table-cell>
          <table:table-cell office:value-type="float" office:value="5283780.8099999996" table:style-name="ce17">
            <text:p>5.283.781<text:s/></text:p>
          </table:table-cell>
          <table:table-cell office:value-type="float" office:value="1443.78" table:style-name="ce17">
            <text:p>1.444<text:s/></text:p>
          </table:table-cell>
          <table:table-cell office:value-type="float" office:value="31879.62" table:style-name="ce17">
            <text:p>31.880<text:s/></text:p>
          </table:table-cell>
          <table:table-cell office:value-type="float" office:value="1895567.3" table:style-name="ce17">
            <text:p>1.895.567<text:s/></text:p>
          </table:table-cell>
          <table:table-cell office:value-type="float" office:value="4628.54" table:style-name="ce17">
            <text:p>4.629<text:s/></text:p>
          </table:table-cell>
          <table:table-cell office:value-type="float" office:value="194193.46" table:style-name="ce17">
            <text:p>194.193<text:s/></text:p>
          </table:table-cell>
          <table:table-cell office:value-type="float" office:value="8156.46" table:style-name="ce17">
            <text:p>8.156<text:s/></text:p>
          </table:table-cell>
          <table:table-cell office:value-type="float" office:value="1421367.36" table:style-name="ce17">
            <text:p>1.421.367<text:s/></text:p>
          </table:table-cell>
          <table:table-cell office:value-type="float" office:value="21773244.800000001" table:style-name="ce17">
            <text:p>21.773.245<text:s/></text:p>
          </table:table-cell>
          <table:table-cell office:value-type="float" office:value="23824.38" table:style-name="ce17">
            <text:p>23.824<text:s/></text:p>
          </table:table-cell>
          <table:table-cell office:value-type="float" office:value="18639.009999999998" table:style-name="ce17">
            <text:p>18.639<text:s/></text:p>
          </table:table-cell>
          <table:table-cell office:value-type="float" office:value="204.55" table:style-name="ce17">
            <text:p>205<text:s/></text:p>
          </table:table-cell>
          <table:table-cell office:value-type="float" office:value="7229398.71" table:style-name="ce17">
            <text:p>7.229.399<text:s/></text:p>
          </table:table-cell>
          <table:table-cell office:value-type="float" office:value="257318.99" table:style-name="ce17">
            <text:p>257.319<text:s/></text:p>
          </table:table-cell>
          <table:table-cell office:value-type="float" office:value="304951.96000000002" table:style-name="ce17">
            <text:p>304.952<text:s/></text:p>
          </table:table-cell>
          <table:table-cell office:value-type="float" office:value="273712349.88999999" table:style-name="ce17">
            <text:p>273.712.350<text:s/></text:p>
          </table:table-cell>
          <table:table-cell office:value-type="float" office:value="3365.74" table:style-name="ce17">
            <text:p>3.366<text:s/></text:p>
          </table:table-cell>
          <table:table-cell office:value-type="float" office:value="363244094.88999999" table:style-name="ce18">
            <text:p>363.244.0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523365.05" table:style-name="ce17">
            <text:p>3.523.365<text:s/></text:p>
          </table:table-cell>
          <table:table-cell office:value-type="float" office:value="15479124.700000001" table:style-name="ce17">
            <text:p>15.479.125<text:s/></text:p>
          </table:table-cell>
          <table:table-cell office:value-type="float" office:value="87197062.150000006" table:style-name="ce17">
            <text:p>87.197.062<text:s/></text:p>
          </table:table-cell>
          <table:table-cell office:value-type="float" office:value="4341212.2300000004" table:style-name="ce17">
            <text:p>4.341.212<text:s/></text:p>
          </table:table-cell>
          <table:table-cell office:value-type="float" office:value="153004307.97" table:style-name="ce17">
            <text:p>153.004.308<text:s/></text:p>
          </table:table-cell>
          <table:table-cell office:value-type="float" office:value="85407755.859999999" table:style-name="ce17">
            <text:p>85.407.756<text:s/></text:p>
          </table:table-cell>
          <table:table-cell office:value-type="float" office:value="297491210.05000001" table:style-name="ce17">
            <text:p>297.491.210<text:s/></text:p>
          </table:table-cell>
          <table:table-cell office:value-type="float" office:value="94041359.75" table:style-name="ce17">
            <text:p>94.041.360<text:s/></text:p>
          </table:table-cell>
          <table:table-cell office:value-type="float" office:value="86956411.079999998" table:style-name="ce17">
            <text:p>86.956.411<text:s/></text:p>
          </table:table-cell>
          <table:table-cell office:value-type="float" office:value="41144068.789999999" table:style-name="ce17">
            <text:p>41.144.069<text:s/></text:p>
          </table:table-cell>
          <table:table-cell office:value-type="float" office:value="419773702.19999993" table:style-name="ce17">
            <text:p>419.773.702<text:s/></text:p>
          </table:table-cell>
          <table:table-cell office:value-type="float" office:value="30650914.890000001" table:style-name="ce17">
            <text:p>30.650.915<text:s/></text:p>
          </table:table-cell>
          <table:table-cell office:value-type="float" office:value="42178941.189999998" table:style-name="ce17">
            <text:p>42.178.941<text:s/></text:p>
          </table:table-cell>
          <table:table-cell office:value-type="float" office:value="50081170.839999996" table:style-name="ce17">
            <text:p>50.081.171<text:s/></text:p>
          </table:table-cell>
          <table:table-cell office:value-type="float" office:value="26573047.960000001" table:style-name="ce17">
            <text:p>26.573.048<text:s/></text:p>
          </table:table-cell>
          <table:table-cell office:value-type="float" office:value="136564402.66999999" table:style-name="ce17">
            <text:p>136.564.403<text:s/></text:p>
          </table:table-cell>
          <table:table-cell office:value-type="float" office:value="23416762.629999999" table:style-name="ce17">
            <text:p>23.416.763<text:s/></text:p>
          </table:table-cell>
          <table:table-cell office:value-type="float" office:value="298357583.83999997" table:style-name="ce17">
            <text:p>298.357.584<text:s/></text:p>
          </table:table-cell>
          <table:table-cell office:value-type="float" office:value="1039599798.7700001" table:style-name="ce17">
            <text:p>1.039.599.799<text:s/></text:p>
          </table:table-cell>
          <table:table-cell office:value-type="float" office:value="26017584.009999998" table:style-name="ce17">
            <text:p>26.017.584<text:s/></text:p>
          </table:table-cell>
          <table:table-cell office:value-type="float" office:value="16930616.239999998" table:style-name="ce17">
            <text:p>16.930.616<text:s/></text:p>
          </table:table-cell>
          <table:table-cell office:value-type="float" office:value="7254514.3300000001" table:style-name="ce17">
            <text:p>7.254.514<text:s/></text:p>
          </table:table-cell>
          <table:table-cell office:value-type="float" office:value="272203486.07999998" table:style-name="ce17">
            <text:p>272.203.486<text:s/></text:p>
          </table:table-cell>
          <table:table-cell office:value-type="float" office:value="253367618.66999999" table:style-name="ce17">
            <text:p>253.367.619<text:s/></text:p>
          </table:table-cell>
          <table:table-cell office:value-type="float" office:value="17088792.07" table:style-name="ce17">
            <text:p>17.088.792<text:s/></text:p>
          </table:table-cell>
          <table:table-cell office:value-type="float" office:value="1757864680.8100002" table:style-name="ce17">
            <text:p>1.757.864.681<text:s/></text:p>
          </table:table-cell>
          <table:table-cell office:value-type="float" office:value="11800932.300000001" table:style-name="ce17">
            <text:p>11.800.932<text:s/></text:p>
          </table:table-cell>
          <table:table-cell office:value-type="float" office:value="5298310427.1300011" table:style-name="ce18">
            <text:p>5.298.310.4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4056155.04" table:style-name="ce17">
            <text:p>4.056.155<text:s/></text:p>
          </table:table-cell>
          <table:table-cell office:value-type="float" office:value="12628849.210000001" table:style-name="ce17">
            <text:p>12.628.849<text:s/></text:p>
          </table:table-cell>
          <table:table-cell office:value-type="float" office:value="129081061.65000001" table:style-name="ce17">
            <text:p>129.081.062<text:s/></text:p>
          </table:table-cell>
          <table:table-cell office:value-type="float" office:value="2945248.01" table:style-name="ce17">
            <text:p>2.945.248<text:s/></text:p>
          </table:table-cell>
          <table:table-cell office:value-type="float" office:value="113194740.72" table:style-name="ce17">
            <text:p>113.194.741<text:s/></text:p>
          </table:table-cell>
          <table:table-cell office:value-type="float" office:value="97678143.849999994" table:style-name="ce17">
            <text:p>97.678.144<text:s/></text:p>
          </table:table-cell>
          <table:table-cell office:value-type="float" office:value="220436450.21000001" table:style-name="ce17">
            <text:p>220.436.450<text:s/></text:p>
          </table:table-cell>
          <table:table-cell office:value-type="float" office:value="60937436.399999999" table:style-name="ce17">
            <text:p>60.937.436<text:s/></text:p>
          </table:table-cell>
          <table:table-cell office:value-type="float" office:value="66142767.060000002" table:style-name="ce17">
            <text:p>66.142.767<text:s/></text:p>
          </table:table-cell>
          <table:table-cell office:value-type="float" office:value="28848480.260000002" table:style-name="ce17">
            <text:p>28.848.480<text:s/></text:p>
          </table:table-cell>
          <table:table-cell office:value-type="float" office:value="366038685.94999999" table:style-name="ce17">
            <text:p>366.038.686<text:s/></text:p>
          </table:table-cell>
          <table:table-cell office:value-type="float" office:value="33585451.899999999" table:style-name="ce17">
            <text:p>33.585.452<text:s/></text:p>
          </table:table-cell>
          <table:table-cell office:value-type="float" office:value="50243877.469999999" table:style-name="ce17">
            <text:p>50.243.877<text:s/></text:p>
          </table:table-cell>
          <table:table-cell office:value-type="float" office:value="69076579.689999998" table:style-name="ce17">
            <text:p>69.076.580<text:s/></text:p>
          </table:table-cell>
          <table:table-cell office:value-type="float" office:value="23293270.829999998" table:style-name="ce17">
            <text:p>23.293.271<text:s/></text:p>
          </table:table-cell>
          <table:table-cell office:value-type="float" office:value="86622236.680000007" table:style-name="ce17">
            <text:p>86.622.237<text:s/></text:p>
          </table:table-cell>
          <table:table-cell office:value-type="float" office:value="17351105.68" table:style-name="ce17">
            <text:p>17.351.106<text:s/></text:p>
          </table:table-cell>
          <table:table-cell office:value-type="float" office:value="275250226.00999999" table:style-name="ce17">
            <text:p>275.250.226<text:s/></text:p>
          </table:table-cell>
          <table:table-cell office:value-type="float" office:value="1116497106.96" table:style-name="ce17">
            <text:p>1.116.497.107<text:s/></text:p>
          </table:table-cell>
          <table:table-cell office:value-type="float" office:value="18519402.449999999" table:style-name="ce17">
            <text:p>18.519.402<text:s/></text:p>
          </table:table-cell>
          <table:table-cell office:value-type="float" office:value="10761259.23" table:style-name="ce17">
            <text:p>10.761.259<text:s/></text:p>
          </table:table-cell>
          <table:table-cell office:value-type="float" office:value="3538388.44" table:style-name="ce17">
            <text:p>3.538.388<text:s/></text:p>
          </table:table-cell>
          <table:table-cell office:value-type="float" office:value="272634832.06" table:style-name="ce17">
            <text:p>272.634.832<text:s/></text:p>
          </table:table-cell>
          <table:table-cell office:value-type="float" office:value="189545303.63999999" table:style-name="ce17">
            <text:p>189.545.304<text:s/></text:p>
          </table:table-cell>
          <table:table-cell office:value-type="float" office:value="16692479.470000001" table:style-name="ce17">
            <text:p>16.692.479<text:s/></text:p>
          </table:table-cell>
          <table:table-cell office:value-type="float" office:value="2441743849.9499998" table:style-name="ce17">
            <text:p>2.441.743.850<text:s/></text:p>
          </table:table-cell>
          <table:table-cell office:value-type="float" office:value="12684778.859999999" table:style-name="ce17">
            <text:p>12.684.779<text:s/></text:p>
          </table:table-cell>
          <table:table-cell office:value-type="float" office:value="5740028167.6799994" table:style-name="ce18">
            <text:p>5.740.028.1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93.9" table:style-name="ce17">
            <text:p>194<text:s/></text:p>
          </table:table-cell>
          <table:table-cell office:value-type="float" office:value="1738.94" table:style-name="ce17">
            <text:p>1.739<text:s/></text:p>
          </table:table-cell>
          <table:table-cell office:value-type="float" office:value="178471.01" table:style-name="ce17">
            <text:p>178.471<text:s/></text:p>
          </table:table-cell>
          <table:table-cell office:value-type="float" office:value="1762.47" table:style-name="ce17">
            <text:p>1.762<text:s/></text:p>
          </table:table-cell>
          <table:table-cell office:value-type="float" office:value="136036.46" table:style-name="ce17">
            <text:p>136.036<text:s/></text:p>
          </table:table-cell>
          <table:table-cell office:value-type="float" office:value="13239148.130000001" table:style-name="ce17">
            <text:p>13.239.148<text:s/></text:p>
          </table:table-cell>
          <table:table-cell office:value-type="float" office:value="37429983.119999997" table:style-name="ce17">
            <text:p>37.429.983<text:s/></text:p>
          </table:table-cell>
          <table:table-cell office:value-type="float" office:value="4203530.41" table:style-name="ce17">
            <text:p>4.203.530<text:s/></text:p>
          </table:table-cell>
          <table:table-cell office:value-type="float" office:value="173708.87" table:style-name="ce17">
            <text:p>173.709<text:s/></text:p>
          </table:table-cell>
          <table:table-cell office:value-type="float" office:value="185.08" table:style-name="ce17">
            <text:p>185<text:s/></text:p>
          </table:table-cell>
          <table:table-cell office:value-type="float" office:value="14385807.380000001" table:style-name="ce17">
            <text:p>14.385.807<text:s/></text:p>
          </table:table-cell>
          <table:table-cell office:value-type="float" office:value="171942.82" table:style-name="ce17">
            <text:p>171.943<text:s/></text:p>
          </table:table-cell>
          <table:table-cell office:value-type="float" office:value="467737.5" table:style-name="ce17">
            <text:p>467.738<text:s/></text:p>
          </table:table-cell>
          <table:table-cell office:value-type="float" office:value="10524208.51" table:style-name="ce17">
            <text:p>10.524.209<text:s/></text:p>
          </table:table-cell>
          <table:table-cell office:value-type="float" office:value="9390.69" table:style-name="ce17">
            <text:p>9.391<text:s/></text:p>
          </table:table-cell>
          <table:table-cell office:value-type="float" office:value="4014102.99" table:style-name="ce17">
            <text:p>4.014.10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002124.09" table:style-name="ce17">
            <text:p>12.002.124<text:s/></text:p>
          </table:table-cell>
          <table:table-cell office:value-type="float" office:value="112408322.86" table:style-name="ce17">
            <text:p>112.408.323<text:s/></text:p>
          </table:table-cell>
          <table:table-cell office:value-type="float" office:value="42081.78" table:style-name="ce17">
            <text:p>42.082<text:s/></text:p>
          </table:table-cell>
          <table:table-cell office:value-type="float" office:value="37011.870000000003" table:style-name="ce17">
            <text:p>37.01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7721813.460000001" table:style-name="ce17">
            <text:p>27.721.813<text:s/></text:p>
          </table:table-cell>
          <table:table-cell office:value-type="float" office:value="1110061.42" table:style-name="ce17">
            <text:p>1.110.061<text:s/></text:p>
          </table:table-cell>
          <table:table-cell office:value-type="float" office:value="1649871.26" table:style-name="ce17">
            <text:p>1.649.871<text:s/></text:p>
          </table:table-cell>
          <table:table-cell office:value-type="float" office:value="505184765.13" table:style-name="ce17">
            <text:p>505.184.765<text:s/></text:p>
          </table:table-cell>
          <table:table-cell office:value-type="float" office:value="10513.88" table:style-name="ce17">
            <text:p>10.514<text:s/></text:p>
          </table:table-cell>
          <table:table-cell office:value-type="float" office:value="745104514.02999997" table:style-name="ce18">
            <text:p>745.104.5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4055961.1399999997" table:style-name="ce17">
            <text:p>4.055.961<text:s/></text:p>
          </table:table-cell>
          <table:table-cell office:value-type="float" office:value="12627110.27" table:style-name="ce17">
            <text:p>12.627.110<text:s/></text:p>
          </table:table-cell>
          <table:table-cell office:value-type="float" office:value="128902590.64" table:style-name="ce17">
            <text:p>128.902.591<text:s/></text:p>
          </table:table-cell>
          <table:table-cell office:value-type="float" office:value="2943485.5400000005" table:style-name="ce17">
            <text:p>2.943.486<text:s/></text:p>
          </table:table-cell>
          <table:table-cell office:value-type="float" office:value="113058704.25999999" table:style-name="ce17">
            <text:p>113.058.704<text:s/></text:p>
          </table:table-cell>
          <table:table-cell office:value-type="float" office:value="84438995.720000014" table:style-name="ce17">
            <text:p>84.438.996<text:s/></text:p>
          </table:table-cell>
          <table:table-cell office:value-type="float" office:value="183006467.09" table:style-name="ce17">
            <text:p>183.006.467<text:s/></text:p>
          </table:table-cell>
          <table:table-cell office:value-type="float" office:value="56733905.989999995" table:style-name="ce17">
            <text:p>56.733.906<text:s/></text:p>
          </table:table-cell>
          <table:table-cell office:value-type="float" office:value="65969058.190000005" table:style-name="ce17">
            <text:p>65.969.058<text:s/></text:p>
          </table:table-cell>
          <table:table-cell office:value-type="float" office:value="28848295.18" table:style-name="ce17">
            <text:p>28.848.295<text:s/></text:p>
          </table:table-cell>
          <table:table-cell office:value-type="float" office:value="351652878.57000005" table:style-name="ce17">
            <text:p>351.652.879<text:s/></text:p>
          </table:table-cell>
          <table:table-cell office:value-type="float" office:value="33413509.080000002" table:style-name="ce17">
            <text:p>33.413.509<text:s/></text:p>
          </table:table-cell>
          <table:table-cell office:value-type="float" office:value="49776139.969999999" table:style-name="ce17">
            <text:p>49.776.140<text:s/></text:p>
          </table:table-cell>
          <table:table-cell office:value-type="float" office:value="58552371.18" table:style-name="ce17">
            <text:p>58.552.371<text:s/></text:p>
          </table:table-cell>
          <table:table-cell office:value-type="float" office:value="23283880.140000001" table:style-name="ce17">
            <text:p>23.283.880<text:s/></text:p>
          </table:table-cell>
          <table:table-cell office:value-type="float" office:value="82608133.689999998" table:style-name="ce17">
            <text:p>82.608.134<text:s/></text:p>
          </table:table-cell>
          <table:table-cell office:value-type="float" office:value="17351105.68" table:style-name="ce17">
            <text:p>17.351.106<text:s/></text:p>
          </table:table-cell>
          <table:table-cell office:value-type="float" office:value="263248101.91999999" table:style-name="ce17">
            <text:p>263.248.102<text:s/></text:p>
          </table:table-cell>
          <table:table-cell office:value-type="float" office:value="1004088784.0999999" table:style-name="ce17">
            <text:p>1.004.088.784<text:s/></text:p>
          </table:table-cell>
          <table:table-cell office:value-type="float" office:value="18477320.670000002" table:style-name="ce17">
            <text:p>18.477.321<text:s/></text:p>
          </table:table-cell>
          <table:table-cell office:value-type="float" office:value="10724247.360000001" table:style-name="ce17">
            <text:p>10.724.247<text:s/></text:p>
          </table:table-cell>
          <table:table-cell office:value-type="float" office:value="3538388.4399999995" table:style-name="ce17">
            <text:p>3.538.388<text:s/></text:p>
          </table:table-cell>
          <table:table-cell office:value-type="float" office:value="244913018.59999999" table:style-name="ce17">
            <text:p>244.913.019<text:s/></text:p>
          </table:table-cell>
          <table:table-cell office:value-type="float" office:value="188435242.22" table:style-name="ce17">
            <text:p>188.435.242<text:s/></text:p>
          </table:table-cell>
          <table:table-cell office:value-type="float" office:value="15042608.209999999" table:style-name="ce17">
            <text:p>15.042.608<text:s/></text:p>
          </table:table-cell>
          <table:table-cell office:value-type="float" office:value="1936559084.8200002" table:style-name="ce17">
            <text:p>1.936.559.085<text:s/></text:p>
          </table:table-cell>
          <table:table-cell office:value-type="float" office:value="12674264.98" table:style-name="ce17">
            <text:p>12.674.265<text:s/></text:p>
          </table:table-cell>
          <table:table-cell office:value-type="float" office:value="4994923653.6499996" table:style-name="ce18">
            <text:p>4.994.923.6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6500116.9699999997" table:style-name="ce17">
            <text:p>6.500.117<text:s/></text:p>
          </table:table-cell>
          <table:table-cell office:value-type="float" office:value="2207187.0499999998" table:style-name="ce17">
            <text:p>2.207.1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713688.300000001" table:style-name="ce17">
            <text:p>12.713.688<text:s/></text:p>
          </table:table-cell>
          <table:table-cell office:value-type="float" office:value="500412.58" table:style-name="ce17">
            <text:p>500.4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012.32" table:style-name="ce17">
            <text:p>30.01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034.43" table:style-name="ce17">
            <text:p>9.034<text:s/></text:p>
          </table:table-cell>
          <table:table-cell office:value-type="float" office:value="177.26" table:style-name="ce17">
            <text:p>17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4896.79" table:style-name="ce17">
            <text:p>164.8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132604.960000001" table:style-name="ce17">
            <text:p>10.132.60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26471.1900000004" table:style-name="ce17">
            <text:p>4.326.471<text:s/></text:p>
          </table:table-cell>
          <table:table-cell office:value-type="float" office:value="190999181.03" table:style-name="ce17">
            <text:p>190.999.18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80391.16" table:style-name="ce17">
            <text:p>3.480.391<text:s/></text:p>
          </table:table-cell>
          <table:table-cell office:value-type="float" office:value="108.02" table:style-name="ce17">
            <text:p>1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286157.5" table:style-name="ce17">
            <text:p>4.286.158<text:s/></text:p>
          </table:table-cell>
          <table:table-cell office:value-type="float" office:value="52.92" table:style-name="ce17">
            <text:p>53<text:s/></text:p>
          </table:table-cell>
          <table:table-cell office:value-type="float" office:value="235350492.47999999" table:style-name="ce18">
            <text:p>235.350.4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13091676.390000001" table:style-name="ce17">
            <text:p>13.091.676<text:s/></text:p>
          </table:table-cell>
          <table:table-cell office:value-type="float" office:value="40156724.75" table:style-name="ce17">
            <text:p>40.156.725<text:s/></text:p>
          </table:table-cell>
          <table:table-cell office:value-type="float" office:value="39595706.490000002" table:style-name="ce17">
            <text:p>39.595.706<text:s/></text:p>
          </table:table-cell>
          <table:table-cell office:value-type="float" office:value="41804161.460000001" table:style-name="ce17">
            <text:p>41.804.161<text:s/></text:p>
          </table:table-cell>
          <table:table-cell office:value-type="float" office:value="101987386.8" table:style-name="ce17">
            <text:p>101.987.387<text:s/></text:p>
          </table:table-cell>
          <table:table-cell office:value-type="float" office:value="82711459.150000006" table:style-name="ce17">
            <text:p>82.711.459<text:s/></text:p>
          </table:table-cell>
          <table:table-cell office:value-type="float" office:value="2169425683.8700004" table:style-name="ce17">
            <text:p>2.169.425.684<text:s/></text:p>
          </table:table-cell>
          <table:table-cell office:value-type="float" office:value="54431948.700000003" table:style-name="ce17">
            <text:p>54.431.949<text:s/></text:p>
          </table:table-cell>
          <table:table-cell office:value-type="float" office:value="67237549.439999998" table:style-name="ce17">
            <text:p>67.237.549<text:s/></text:p>
          </table:table-cell>
          <table:table-cell office:value-type="float" office:value="46072587.799999997" table:style-name="ce17">
            <text:p>46.072.588<text:s/></text:p>
          </table:table-cell>
          <table:table-cell office:value-type="float" office:value="273965752.38999999" table:style-name="ce17">
            <text:p>273.965.752<text:s/></text:p>
          </table:table-cell>
          <table:table-cell office:value-type="float" office:value="45479141.479999997" table:style-name="ce17">
            <text:p>45.479.141<text:s/></text:p>
          </table:table-cell>
          <table:table-cell office:value-type="float" office:value="35541420.840000004" table:style-name="ce17">
            <text:p>35.541.421<text:s/></text:p>
          </table:table-cell>
          <table:table-cell office:value-type="float" office:value="73597426.420000002" table:style-name="ce17">
            <text:p>73.597.426<text:s/></text:p>
          </table:table-cell>
          <table:table-cell office:value-type="float" office:value="85746084.319999993" table:style-name="ce17">
            <text:p>85.746.084<text:s/></text:p>
          </table:table-cell>
          <table:table-cell office:value-type="float" office:value="116130121.06" table:style-name="ce17">
            <text:p>116.130.121<text:s/></text:p>
          </table:table-cell>
          <table:table-cell office:value-type="float" office:value="33858725.82" table:style-name="ce17">
            <text:p>33.858.726<text:s/></text:p>
          </table:table-cell>
          <table:table-cell office:value-type="float" office:value="118552443.31" table:style-name="ce17">
            <text:p>118.552.443<text:s/></text:p>
          </table:table-cell>
          <table:table-cell office:value-type="float" office:value="462732056.08999997" table:style-name="ce17">
            <text:p>462.732.056<text:s/></text:p>
          </table:table-cell>
          <table:table-cell office:value-type="float" office:value="67761211.439999998" table:style-name="ce17">
            <text:p>67.761.211<text:s/></text:p>
          </table:table-cell>
          <table:table-cell office:value-type="float" office:value="41625453.200000003" table:style-name="ce17">
            <text:p>41.625.453<text:s/></text:p>
          </table:table-cell>
          <table:table-cell office:value-type="float" office:value="21126778.32" table:style-name="ce17">
            <text:p>21.126.778<text:s/></text:p>
          </table:table-cell>
          <table:table-cell office:value-type="float" office:value="200021216.78999999" table:style-name="ce17">
            <text:p>200.021.217<text:s/></text:p>
          </table:table-cell>
          <table:table-cell office:value-type="float" office:value="92013776.209999993" table:style-name="ce17">
            <text:p>92.013.776<text:s/></text:p>
          </table:table-cell>
          <table:table-cell office:value-type="float" office:value="31840173.640000001" table:style-name="ce17">
            <text:p>31.840.174<text:s/></text:p>
          </table:table-cell>
          <table:table-cell office:value-type="float" office:value="210622334.40000001" table:style-name="ce17">
            <text:p>210.622.334<text:s/></text:p>
          </table:table-cell>
          <table:table-cell office:value-type="float" office:value="19451036.050000001" table:style-name="ce17">
            <text:p>19.451.036<text:s/></text:p>
          </table:table-cell>
          <table:table-cell office:value-type="float" office:value="4586580036.6300011" table:style-name="ce18">
            <text:p>4.586.580.0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001432.04" table:style-name="ce17">
            <text:p>2.001.432<text:s/></text:p>
          </table:table-cell>
          <table:table-cell office:value-type="float" office:value="6967035.7800000003" table:style-name="ce17">
            <text:p>6.967.036<text:s/></text:p>
          </table:table-cell>
          <table:table-cell office:value-type="float" office:value="27663699.93" table:style-name="ce17">
            <text:p>27.663.700<text:s/></text:p>
          </table:table-cell>
          <table:table-cell office:value-type="float" office:value="1736198.33" table:style-name="ce17">
            <text:p>1.736.198<text:s/></text:p>
          </table:table-cell>
          <table:table-cell office:value-type="float" office:value="39650464.410000004" table:style-name="ce17">
            <text:p>39.650.464<text:s/></text:p>
          </table:table-cell>
          <table:table-cell office:value-type="float" office:value="28163035.990000002" table:style-name="ce17">
            <text:p>28.163.036<text:s/></text:p>
          </table:table-cell>
          <table:table-cell office:value-type="float" office:value="458051915.92000002" table:style-name="ce17">
            <text:p>458.051.916<text:s/></text:p>
          </table:table-cell>
          <table:table-cell office:value-type="float" office:value="28238016.690000001" table:style-name="ce17">
            <text:p>28.238.017<text:s/></text:p>
          </table:table-cell>
          <table:table-cell office:value-type="float" office:value="44086510.219999999" table:style-name="ce17">
            <text:p>44.086.510<text:s/></text:p>
          </table:table-cell>
          <table:table-cell office:value-type="float" office:value="8565382.5100000016" table:style-name="ce17">
            <text:p>8.565.383<text:s/></text:p>
          </table:table-cell>
          <table:table-cell office:value-type="float" office:value="48971117.759999998" table:style-name="ce17">
            <text:p>48.971.118<text:s/></text:p>
          </table:table-cell>
          <table:table-cell office:value-type="float" office:value="7858618.21" table:style-name="ce17">
            <text:p>7.858.618<text:s/></text:p>
          </table:table-cell>
          <table:table-cell office:value-type="float" office:value="12884264.34" table:style-name="ce17">
            <text:p>12.884.264<text:s/></text:p>
          </table:table-cell>
          <table:table-cell office:value-type="float" office:value="23194891.970000003" table:style-name="ce17">
            <text:p>23.194.892<text:s/></text:p>
          </table:table-cell>
          <table:table-cell office:value-type="float" office:value="8439192.4299999997" table:style-name="ce17">
            <text:p>8.439.192<text:s/></text:p>
          </table:table-cell>
          <table:table-cell office:value-type="float" office:value="36339688.240000002" table:style-name="ce17">
            <text:p>36.339.688<text:s/></text:p>
          </table:table-cell>
          <table:table-cell office:value-type="float" office:value="4885097.29" table:style-name="ce17">
            <text:p>4.885.097<text:s/></text:p>
          </table:table-cell>
          <table:table-cell office:value-type="float" office:value="80440571.629999995" table:style-name="ce17">
            <text:p>80.440.572<text:s/></text:p>
          </table:table-cell>
          <table:table-cell office:value-type="float" office:value="698470929.88999999" table:style-name="ce17">
            <text:p>698.470.930<text:s/></text:p>
          </table:table-cell>
          <table:table-cell office:value-type="float" office:value="7187927.25" table:style-name="ce17">
            <text:p>7.187.927<text:s/></text:p>
          </table:table-cell>
          <table:table-cell office:value-type="float" office:value="4378810.67" table:style-name="ce17">
            <text:p>4.378.811<text:s/></text:p>
          </table:table-cell>
          <table:table-cell office:value-type="float" office:value="1768089.69" table:style-name="ce17">
            <text:p>1.768.090<text:s/></text:p>
          </table:table-cell>
          <table:table-cell office:value-type="float" office:value="54391360.140000001" table:style-name="ce17">
            <text:p>54.391.360<text:s/></text:p>
          </table:table-cell>
          <table:table-cell office:value-type="float" office:value="60746363.839999996" table:style-name="ce17">
            <text:p>60.746.364<text:s/></text:p>
          </table:table-cell>
          <table:table-cell office:value-type="float" office:value="8019582.0299999993" table:style-name="ce17">
            <text:p>8.019.582<text:s/></text:p>
          </table:table-cell>
          <table:table-cell office:value-type="float" office:value="625902911.26999998" table:style-name="ce17">
            <text:p>625.902.911<text:s/></text:p>
          </table:table-cell>
          <table:table-cell office:value-type="float" office:value="1042488.54" table:style-name="ce17">
            <text:p>1.042.489<text:s/></text:p>
          </table:table-cell>
          <table:table-cell office:value-type="float" office:value="2330045597.0100002" table:style-name="ce18">
            <text:p>2.330.045.597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58151614.880000003" table:style-name="ce21">
            <text:p>58.151.615<text:s/></text:p>
          </table:table-cell>
          <table:table-cell office:value-type="float" office:value="236285687.25999999" table:style-name="ce21">
            <text:p>236.285.687<text:s/></text:p>
          </table:table-cell>
          <table:table-cell office:value-type="float" office:value="949054380.1099999" table:style-name="ce21">
            <text:p>949.054.380<text:s/></text:p>
          </table:table-cell>
          <table:table-cell office:value-type="float" office:value="76898993.310000002" table:style-name="ce21">
            <text:p>76.898.993<text:s/></text:p>
          </table:table-cell>
          <table:table-cell office:value-type="float" office:value="1636946578.21" table:style-name="ce21">
            <text:p>1.636.946.578<text:s/></text:p>
          </table:table-cell>
          <table:table-cell office:value-type="float" office:value="1055436710.8699999" table:style-name="ce21">
            <text:p>1.055.436.711<text:s/></text:p>
          </table:table-cell>
          <table:table-cell office:value-type="float" office:value="9460695256.6399994" table:style-name="ce21">
            <text:p>9.460.695.257<text:s/></text:p>
          </table:table-cell>
          <table:table-cell office:value-type="float" office:value="1271512551.51" table:style-name="ce21">
            <text:p>1.271.512.552<text:s/></text:p>
          </table:table-cell>
          <table:table-cell office:value-type="float" office:value="939341362.91999984" table:style-name="ce21">
            <text:p>939.341.363<text:s/></text:p>
          </table:table-cell>
          <table:table-cell office:value-type="float" office:value="409249421.43000001" table:style-name="ce21">
            <text:p>409.249.421<text:s/></text:p>
          </table:table-cell>
          <table:table-cell office:value-type="float" office:value="4520524817.0500002" table:style-name="ce21">
            <text:p>4.520.524.817<text:s/></text:p>
          </table:table-cell>
          <table:table-cell office:value-type="float" office:value="421141782.38" table:style-name="ce21">
            <text:p>421.141.782<text:s/></text:p>
          </table:table-cell>
          <table:table-cell office:value-type="float" office:value="540821428.99000001" table:style-name="ce21">
            <text:p>540.821.429<text:s/></text:p>
          </table:table-cell>
          <table:table-cell office:value-type="float" office:value="616531421.91000009" table:style-name="ce21">
            <text:p>616.531.422<text:s/></text:p>
          </table:table-cell>
          <table:table-cell office:value-type="float" office:value="363800834.93000001" table:style-name="ce21">
            <text:p>363.800.835<text:s/></text:p>
          </table:table-cell>
          <table:table-cell office:value-type="float" office:value="1526229977.8200002" table:style-name="ce21">
            <text:p>1.526.229.978<text:s/></text:p>
          </table:table-cell>
          <table:table-cell office:value-type="float" office:value="238848220.88" table:style-name="ce21">
            <text:p>238.848.221<text:s/></text:p>
          </table:table-cell>
          <table:table-cell office:value-type="float" office:value="3748359060.2199998" table:style-name="ce21">
            <text:p>3.748.359.060<text:s/></text:p>
          </table:table-cell>
          <table:table-cell office:value-type="float" office:value="14134460525.73" table:style-name="ce21">
            <text:p>14.134.460.526<text:s/></text:p>
          </table:table-cell>
          <table:table-cell office:value-type="float" office:value="313390980.88" table:style-name="ce21">
            <text:p>313.390.981<text:s/></text:p>
          </table:table-cell>
          <table:table-cell office:value-type="float" office:value="184158389.15000001" table:style-name="ce21">
            <text:p>184.158.389<text:s/></text:p>
          </table:table-cell>
          <table:table-cell office:value-type="float" office:value="64276667.190000005" table:style-name="ce21">
            <text:p>64.276.667<text:s/></text:p>
          </table:table-cell>
          <table:table-cell office:value-type="float" office:value="3797791728.0799999" table:style-name="ce21">
            <text:p>3.797.791.728<text:s/></text:p>
          </table:table-cell>
          <table:table-cell office:value-type="float" office:value="3348423047.5600004" table:style-name="ce21">
            <text:p>3.348.423.048<text:s/></text:p>
          </table:table-cell>
          <table:table-cell office:value-type="float" office:value="208489386.47" table:style-name="ce21">
            <text:p>208.489.386<text:s/></text:p>
          </table:table-cell>
          <table:table-cell office:value-type="float" office:value="32553310488" table:style-name="ce21">
            <text:p>32.553.310.488<text:s/></text:p>
          </table:table-cell>
          <table:table-cell office:value-type="float" office:value="119922321.44" table:style-name="ce21">
            <text:p>119.922.321<text:s/></text:p>
          </table:table-cell>
          <table:table-cell office:value-type="float" office:value="82794053635.820007" table:style-name="ce22">
            <text:p>82.794.053.636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05679584.05004057" table:style-name="ce25">
            <text:p>105.679.584<text:s/></text:p>
          </table:table-cell>
          <table:table-cell office:value-type="float" office:value="255861841.39677578" table:style-name="ce25">
            <text:p>255.861.841<text:s/></text:p>
          </table:table-cell>
          <table:table-cell office:value-type="float" office:value="333973312.10144365" table:style-name="ce25">
            <text:p>333.973.312<text:s/></text:p>
          </table:table-cell>
          <table:table-cell office:value-type="float" office:value="57360186.97059685" table:style-name="ce25">
            <text:p>57.360.187<text:s/></text:p>
          </table:table-cell>
          <table:table-cell office:value-type="float" office:value="1394238797.1783142" table:style-name="ce25">
            <text:p>1.394.238.797<text:s/></text:p>
          </table:table-cell>
          <table:table-cell office:value-type="float" office:value="873661634.05207944" table:style-name="ce25">
            <text:p>873.661.634<text:s/></text:p>
          </table:table-cell>
          <table:table-cell office:value-type="float" office:value="638997351.12600803" table:style-name="ce25">
            <text:p>638.997.351<text:s/></text:p>
          </table:table-cell>
          <table:table-cell office:value-type="float" office:value="672647462.00538182" table:style-name="ce25">
            <text:p>672.647.462<text:s/></text:p>
          </table:table-cell>
          <table:table-cell office:value-type="float" office:value="749312128.58524179" table:style-name="ce25">
            <text:p>749.312.129<text:s/></text:p>
          </table:table-cell>
          <table:table-cell office:value-type="float" office:value="443131498.28452891" table:style-name="ce25">
            <text:p>443.131.498<text:s/></text:p>
          </table:table-cell>
          <table:table-cell office:value-type="float" office:value="3325206670.8754392" table:style-name="ce25">
            <text:p>3.325.206.671<text:s/></text:p>
          </table:table-cell>
          <table:table-cell office:value-type="float" office:value="443075715.1932615" table:style-name="ce25">
            <text:p>443.075.715<text:s/></text:p>
          </table:table-cell>
          <table:table-cell office:value-type="float" office:value="584315487.83704734" table:style-name="ce25">
            <text:p>584.315.488<text:s/></text:p>
          </table:table-cell>
          <table:table-cell office:value-type="float" office:value="757708319.56522489" table:style-name="ce25">
            <text:p>757.708.320<text:s/></text:p>
          </table:table-cell>
          <table:table-cell office:value-type="float" office:value="395190355.47398376" table:style-name="ce25">
            <text:p>395.190.355<text:s/></text:p>
          </table:table-cell>
          <table:table-cell office:value-type="float" office:value="954974295.21994925" table:style-name="ce25">
            <text:p>954.974.295<text:s/></text:p>
          </table:table-cell>
          <table:table-cell office:value-type="float" office:value="291179924.8766669" table:style-name="ce25">
            <text:p>291.179.925<text:s/></text:p>
          </table:table-cell>
          <table:table-cell office:value-type="float" office:value="2238138812.5714498" table:style-name="ce25">
            <text:p>2.238.138.813<text:s/></text:p>
          </table:table-cell>
          <table:table-cell office:value-type="float" office:value="2797143423.7246137" table:style-name="ce25">
            <text:p>2.797.143.424<text:s/></text:p>
          </table:table-cell>
          <table:table-cell office:value-type="float" office:value="350993176.2138893" table:style-name="ce25">
            <text:p>350.993.176<text:s/></text:p>
          </table:table-cell>
          <table:table-cell office:value-type="float" office:value="162840035.68125662" table:style-name="ce25">
            <text:p>162.840.036<text:s/></text:p>
          </table:table-cell>
          <table:table-cell office:value-type="float" office:value="76367170.259092718" table:style-name="ce25">
            <text:p>76.367.170<text:s/></text:p>
          </table:table-cell>
          <table:table-cell office:value-type="float" office:value="2244429265.3209028" table:style-name="ce25">
            <text:p>2.244.429.265<text:s/></text:p>
          </table:table-cell>
          <table:table-cell office:value-type="float" office:value="1775699141.5751705" table:style-name="ce25">
            <text:p>1.775.699.142<text:s/></text:p>
          </table:table-cell>
          <table:table-cell office:value-type="float" office:value="238713313.67041698" table:style-name="ce25">
            <text:p>238.713.314<text:s/></text:p>
          </table:table-cell>
          <table:table-cell office:value-type="float" office:value="11437860326.194649" table:style-name="ce25">
            <text:p>11.437.860.326<text:s/></text:p>
          </table:table-cell>
          <table:table-cell office:value-type="float" office:value="193963373.14657825" table:style-name="ce25">
            <text:p>193.963.373<text:s/></text:p>
          </table:table-cell>
          <table:table-cell office:value-type="float" office:value="33792662603.150005" table:style-name="ce26">
            <text:p>33.792.662.603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63831198.93004057" table:style-name="ce21">
            <text:p>163.831.199<text:s/></text:p>
          </table:table-cell>
          <table:table-cell office:value-type="float" office:value="492147528.65677577" table:style-name="ce21">
            <text:p>492.147.529<text:s/></text:p>
          </table:table-cell>
          <table:table-cell office:value-type="float" office:value="1283027692.2114434" table:style-name="ce21">
            <text:p>1.283.027.692<text:s/></text:p>
          </table:table-cell>
          <table:table-cell office:value-type="float" office:value="134259180.28059685" table:style-name="ce21">
            <text:p>134.259.180<text:s/></text:p>
          </table:table-cell>
          <table:table-cell office:value-type="float" office:value="3031185375.3883142" table:style-name="ce21">
            <text:p>3.031.185.375<text:s/></text:p>
          </table:table-cell>
          <table:table-cell office:value-type="float" office:value="1929098344.9220793" table:style-name="ce21">
            <text:p>1.929.098.345<text:s/></text:p>
          </table:table-cell>
          <table:table-cell office:value-type="float" office:value="10099692607.766006" table:style-name="ce21">
            <text:p>10.099.692.608<text:s/></text:p>
          </table:table-cell>
          <table:table-cell office:value-type="float" office:value="1944160013.5153818" table:style-name="ce21">
            <text:p>1.944.160.014<text:s/></text:p>
          </table:table-cell>
          <table:table-cell office:value-type="float" office:value="1688653491.5052416" table:style-name="ce21">
            <text:p>1.688.653.492<text:s/></text:p>
          </table:table-cell>
          <table:table-cell office:value-type="float" office:value="852380919.71452892" table:style-name="ce21">
            <text:p>852.380.920<text:s/></text:p>
          </table:table-cell>
          <table:table-cell office:value-type="float" office:value="7845731487.9254398" table:style-name="ce21">
            <text:p>7.845.731.488<text:s/></text:p>
          </table:table-cell>
          <table:table-cell office:value-type="float" office:value="864217497.5732615" table:style-name="ce21">
            <text:p>864.217.498<text:s/></text:p>
          </table:table-cell>
          <table:table-cell office:value-type="float" office:value="1125136916.8270473" table:style-name="ce21">
            <text:p>1.125.136.917<text:s/></text:p>
          </table:table-cell>
          <table:table-cell office:value-type="float" office:value="1374239741.475225" table:style-name="ce21">
            <text:p>1.374.239.741<text:s/></text:p>
          </table:table-cell>
          <table:table-cell office:value-type="float" office:value="758991190.40398383" table:style-name="ce21">
            <text:p>758.991.190<text:s/></text:p>
          </table:table-cell>
          <table:table-cell office:value-type="float" office:value="2481204273.0399494" table:style-name="ce21">
            <text:p>2.481.204.273<text:s/></text:p>
          </table:table-cell>
          <table:table-cell office:value-type="float" office:value="530028145.7566669" table:style-name="ce21">
            <text:p>530.028.146<text:s/></text:p>
          </table:table-cell>
          <table:table-cell office:value-type="float" office:value="5986497872.7914495" table:style-name="ce21">
            <text:p>5.986.497.873<text:s/></text:p>
          </table:table-cell>
          <table:table-cell office:value-type="float" office:value="16931603949.454613" table:style-name="ce21">
            <text:p>16.931.603.949<text:s/></text:p>
          </table:table-cell>
          <table:table-cell office:value-type="float" office:value="664384157.09388924" table:style-name="ce21">
            <text:p>664.384.157<text:s/></text:p>
          </table:table-cell>
          <table:table-cell office:value-type="float" office:value="346998424.83125663" table:style-name="ce21">
            <text:p>346.998.425<text:s/></text:p>
          </table:table-cell>
          <table:table-cell office:value-type="float" office:value="140643837.44909272" table:style-name="ce21">
            <text:p>140.643.837<text:s/></text:p>
          </table:table-cell>
          <table:table-cell office:value-type="float" office:value="6042220993.4009027" table:style-name="ce21">
            <text:p>6.042.220.993<text:s/></text:p>
          </table:table-cell>
          <table:table-cell office:value-type="float" office:value="5124122189.1351709" table:style-name="ce21">
            <text:p>5.124.122.189<text:s/></text:p>
          </table:table-cell>
          <table:table-cell office:value-type="float" office:value="447202700.14041698" table:style-name="ce21">
            <text:p>447.202.700<text:s/></text:p>
          </table:table-cell>
          <table:table-cell office:value-type="float" office:value="43991170814.194649" table:style-name="ce21">
            <text:p>43.991.170.814<text:s/></text:p>
          </table:table-cell>
          <table:table-cell office:value-type="float" office:value="313885694.58657825" table:style-name="ce21">
            <text:p>313.885.695<text:s/></text:p>
          </table:table-cell>
          <table:table-cell office:value-type="float" office:value="116586716238.97002" table:style-name="ce22">
            <text:p>116.586.716.239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719362.41122014122" table:style-name="ce27">
            <text:p>719.362<text:s/></text:p>
          </table:table-cell>
          <table:table-cell office:value-type="float" office:value="3541042.7179255541" table:style-name="ce27">
            <text:p>3.541.043<text:s/></text:p>
          </table:table-cell>
          <table:table-cell office:value-type="float" office:value="3062028.4646736118" table:style-name="ce27">
            <text:p>3.062.028<text:s/></text:p>
          </table:table-cell>
          <table:table-cell office:value-type="float" office:value="396410.38431961165" table:style-name="ce27">
            <text:p>396.410<text:s/></text:p>
          </table:table-cell>
          <table:table-cell office:value-type="float" office:value="10736979.763437526" table:style-name="ce27">
            <text:p>10.736.980<text:s/></text:p>
          </table:table-cell>
          <table:table-cell office:value-type="float" office:value="6369768.03130701" table:style-name="ce27">
            <text:p>6.369.768<text:s/></text:p>
          </table:table-cell>
          <table:table-cell office:value-type="float" office:value="52787680.401327074" table:style-name="ce27">
            <text:p>52.787.680<text:s/></text:p>
          </table:table-cell>
          <table:table-cell office:value-type="float" office:value="6049881.7777577555" table:style-name="ce27">
            <text:p>6.049.882<text:s/></text:p>
          </table:table-cell>
          <table:table-cell office:value-type="float" office:value="10090815.333426779" table:style-name="ce27">
            <text:p>10.090.815<text:s/></text:p>
          </table:table-cell>
          <table:table-cell office:value-type="float" office:value="2435922.0997859077" table:style-name="ce27">
            <text:p>2.435.922<text:s/></text:p>
          </table:table-cell>
          <table:table-cell office:value-type="float" office:value="34758951.121875547" table:style-name="ce27">
            <text:p>34.758.951<text:s/></text:p>
          </table:table-cell>
          <table:table-cell office:value-type="float" office:value="7535717.7992436541" table:style-name="ce27">
            <text:p>7.535.718<text:s/></text:p>
          </table:table-cell>
          <table:table-cell office:value-type="float" office:value="12745472.864509434" table:style-name="ce27">
            <text:p>12.745.473<text:s/></text:p>
          </table:table-cell>
          <table:table-cell office:value-type="float" office:value="4271981.5887245191" table:style-name="ce27">
            <text:p>4.271.982<text:s/></text:p>
          </table:table-cell>
          <table:table-cell office:value-type="float" office:value="2568388.7363351649" table:style-name="ce27">
            <text:p>2.568.389<text:s/></text:p>
          </table:table-cell>
          <table:table-cell office:value-type="float" office:value="17963812.649257403" table:style-name="ce27">
            <text:p>17.963.813<text:s/></text:p>
          </table:table-cell>
          <table:table-cell office:value-type="float" office:value="1846363.6935585602" table:style-name="ce27">
            <text:p>1.846.364<text:s/></text:p>
          </table:table-cell>
          <table:table-cell office:value-type="float" office:value="26584376.619006641" table:style-name="ce27">
            <text:p>26.584.377<text:s/></text:p>
          </table:table-cell>
          <table:table-cell office:value-type="float" office:value="2475107593.6705976" table:style-name="ce27">
            <text:p>2.475.107.594<text:s/></text:p>
          </table:table-cell>
          <table:table-cell office:value-type="float" office:value="3563037.1169950808" table:style-name="ce27">
            <text:p>3.563.037<text:s/></text:p>
          </table:table-cell>
          <table:table-cell office:value-type="float" office:value="963873.79239055421" table:style-name="ce27">
            <text:p>963.874<text:s/></text:p>
          </table:table-cell>
          <table:table-cell office:value-type="float" office:value="364448.26452503673" table:style-name="ce27">
            <text:p>364.448<text:s/></text:p>
          </table:table-cell>
          <table:table-cell office:value-type="float" office:value="21346153.625908766" table:style-name="ce27">
            <text:p>21.346.154<text:s/></text:p>
          </table:table-cell>
          <table:table-cell office:value-type="float" office:value="14077080.951958891" table:style-name="ce27">
            <text:p>14.077.081<text:s/></text:p>
          </table:table-cell>
          <table:table-cell office:value-type="float" office:value="1789537.1633695618" table:style-name="ce27">
            <text:p>1.789.537<text:s/></text:p>
          </table:table-cell>
          <table:table-cell office:value-type="float" office:value="108723576.9841726" table:style-name="ce27">
            <text:p>108.723.577<text:s/></text:p>
          </table:table-cell>
          <table:table-cell office:value-type="float" office:value="3239505.0323889786" table:style-name="ce27">
            <text:p>3.239.505<text:s/></text:p>
          </table:table-cell>
          <table:table-cell office:value-type="float" office:value="2833639763.059999" table:style-name="ce28">
            <text:p>2.833.639.763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64550561.3412607" table:style-name="ce21">
            <text:p>164.550.561<text:s/></text:p>
          </table:table-cell>
          <table:table-cell office:value-type="float" office:value="495688571.37470132" table:style-name="ce21">
            <text:p>495.688.571<text:s/></text:p>
          </table:table-cell>
          <table:table-cell office:value-type="float" office:value="1286089720.6761169" table:style-name="ce21">
            <text:p>1.286.089.721<text:s/></text:p>
          </table:table-cell>
          <table:table-cell office:value-type="float" office:value="134655590.66491646" table:style-name="ce21">
            <text:p>134.655.591<text:s/></text:p>
          </table:table-cell>
          <table:table-cell office:value-type="float" office:value="3041922355.151752" table:style-name="ce21">
            <text:p>3.041.922.355<text:s/></text:p>
          </table:table-cell>
          <table:table-cell office:value-type="float" office:value="1935468112.9533863" table:style-name="ce21">
            <text:p>1.935.468.113<text:s/></text:p>
          </table:table-cell>
          <table:table-cell office:value-type="float" office:value="10152480288.167334" table:style-name="ce21">
            <text:p>10.152.480.288<text:s/></text:p>
          </table:table-cell>
          <table:table-cell office:value-type="float" office:value="1950209895.2931395" table:style-name="ce21">
            <text:p>1.950.209.895<text:s/></text:p>
          </table:table-cell>
          <table:table-cell office:value-type="float" office:value="1698744306.8386683" table:style-name="ce21">
            <text:p>1.698.744.307<text:s/></text:p>
          </table:table-cell>
          <table:table-cell office:value-type="float" office:value="854816841.81431484" table:style-name="ce21">
            <text:p>854.816.842<text:s/></text:p>
          </table:table-cell>
          <table:table-cell office:value-type="float" office:value="7880490439.0473156" table:style-name="ce21">
            <text:p>7.880.490.439<text:s/></text:p>
          </table:table-cell>
          <table:table-cell office:value-type="float" office:value="871753215.37250519" table:style-name="ce21">
            <text:p>871.753.215<text:s/></text:p>
          </table:table-cell>
          <table:table-cell office:value-type="float" office:value="1137882389.6915567" table:style-name="ce21">
            <text:p>1.137.882.390<text:s/></text:p>
          </table:table-cell>
          <table:table-cell office:value-type="float" office:value="1378511723.0639496" table:style-name="ce21">
            <text:p>1.378.511.723<text:s/></text:p>
          </table:table-cell>
          <table:table-cell office:value-type="float" office:value="761559579.14031899" table:style-name="ce21">
            <text:p>761.559.579<text:s/></text:p>
          </table:table-cell>
          <table:table-cell office:value-type="float" office:value="2499168085.6892066" table:style-name="ce21">
            <text:p>2.499.168.086<text:s/></text:p>
          </table:table-cell>
          <table:table-cell office:value-type="float" office:value="531874509.45022547" table:style-name="ce21">
            <text:p>531.874.509<text:s/></text:p>
          </table:table-cell>
          <table:table-cell office:value-type="float" office:value="6013082249.4104567" table:style-name="ce21">
            <text:p>6.013.082.249<text:s/></text:p>
          </table:table-cell>
          <table:table-cell office:value-type="float" office:value="19406711543.12521" table:style-name="ce21">
            <text:p>19.406.711.543<text:s/></text:p>
          </table:table-cell>
          <table:table-cell office:value-type="float" office:value="667947194.21088433" table:style-name="ce21">
            <text:p>667.947.194<text:s/></text:p>
          </table:table-cell>
          <table:table-cell office:value-type="float" office:value="347962298.62364715" table:style-name="ce21">
            <text:p>347.962.299<text:s/></text:p>
          </table:table-cell>
          <table:table-cell office:value-type="float" office:value="141008285.71361774" table:style-name="ce21">
            <text:p>141.008.286<text:s/></text:p>
          </table:table-cell>
          <table:table-cell office:value-type="float" office:value="6063567147.0268116" table:style-name="ce21">
            <text:p>6.063.567.147<text:s/></text:p>
          </table:table-cell>
          <table:table-cell office:value-type="float" office:value="5138199270.0871296" table:style-name="ce21">
            <text:p>5.138.199.270<text:s/></text:p>
          </table:table-cell>
          <table:table-cell office:value-type="float" office:value="448992237.30378652" table:style-name="ce21">
            <text:p>448.992.237<text:s/></text:p>
          </table:table-cell>
          <table:table-cell office:value-type="float" office:value="44099894391.178818" table:style-name="ce21">
            <text:p>44.099.894.391<text:s/></text:p>
          </table:table-cell>
          <table:table-cell office:value-type="float" office:value="317125199.61896724" table:style-name="ce21">
            <text:p>317.125.200<text:s/></text:p>
          </table:table-cell>
          <table:table-cell office:value-type="float" office:value="119420356002.03001" table:style-name="ce22">
            <text:p>119.420.356.002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12-19T14:59:45Z</dc:date>
    <meta:print-date>2011-05-12T16:46:54Z</meta:print-date>
    <meta:editing-cycles>41</meta:editing-cycles>
    <meta:editing-duration>PT4293S</meta:editing-duration>
  </office:meta>
</office:document-meta>
</file>